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P2" style:family="paragraph" style:parent-style-name="Title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background-color="#ffffff"/>
    </style:style>
    <style:style style:name="T4_2" style:family="text">
      <style:text-properties fo:background-color="#ffffff"/>
    </style:style>
    <style:style style:name="T4_3" style:family="text">
      <style:text-properties fo:background-color="#ffffff"/>
    </style:style>
    <style:style style:name="T4_4" style:family="text">
      <style:text-properties fo:background-color="#ffffff"/>
    </style:style>
    <style:style style:name="T4_5" style:family="text">
      <style:text-properties fo:background-color="#ffffff"/>
    </style:style>
    <style:style style:name="T4_6" style:family="text">
      <style:text-properties fo:background-color="#ffffff"/>
    </style:style>
    <style:style style:name="T4_7" style:family="text">
      <style:text-properties fo:background-color="#ffffff"/>
    </style:style>
    <style:style style:name="T4_8" style:family="text">
      <style:text-properties fo:background-color="#ffffff"/>
    </style:style>
    <style:style style:name="T4_9" style:family="text">
      <style:text-properties fo:background-color="#ffffff"/>
    </style:style>
    <style:style style:name="T4_10" style:family="text">
      <style:text-properties fo:background-color="#ffffff"/>
    </style:style>
    <style:style style:name="T4_11" style:family="text">
      <style:text-properties fo:background-color="#ffffff"/>
    </style:style>
    <style:style style:name="T4_12" style:family="text">
      <style:text-properties fo:background-color="#ffffff"/>
    </style:style>
    <style:style style:name="T4_13" style:family="text">
      <style:text-properties fo:background-color="#ffffff"/>
    </style:style>
    <style:style style:name="T4_14" style:family="text">
      <style:text-properties fo:background-color="#ffffff"/>
    </style:style>
    <style:style style:name="T4_15" style:family="text">
      <style:text-properties fo:background-color="#ffffff"/>
    </style:style>
    <style:style style:name="T4_16" style:family="text">
      <style:text-properties fo:background-color="#ffffff"/>
    </style:style>
    <style:style style:name="T4_17" style:family="text">
      <style:text-properties fo:background-color="#ffffff"/>
    </style:style>
    <style:style style:name="T4_18" style:family="text">
      <style:text-properties fo:background-color="#ffffff"/>
    </style:style>
    <style:style style:name="T4_19" style:family="text">
      <style:text-properties fo:background-color="#ffffff"/>
    </style:style>
    <style:style style:name="T4_20" style:family="text">
      <style:text-properties fo:background-color="#ffffff"/>
    </style:style>
    <style:style style:name="T4_21" style:family="text">
      <style:text-properties fo:background-color="#ffffff"/>
    </style:style>
    <style:style style:name="T4_22" style:family="text">
      <style:text-properties fo:background-color="#ffffff"/>
    </style:style>
    <style:style style:name="T4_23" style:family="text">
      <style:text-properties fo:background-color="#ffffff"/>
    </style:style>
    <style:style style:name="T4_24" style:family="text">
      <style:text-properties fo:background-color="#ffffff"/>
    </style:style>
    <style:style style:name="T4_25" style:family="text">
      <style:text-properties fo:background-color="#ffffff"/>
    </style:style>
    <style:style style:name="T4_26" style:family="text">
      <style:text-properties fo:background-color="#ffffff"/>
    </style:style>
    <style:style style:name="T4_27" style:family="text">
      <style:text-properties fo:background-color="#ffffff"/>
    </style:style>
    <style:style style:name="T4_28" style:family="text">
      <style:text-properties fo:background-color="#ffffff"/>
    </style:style>
    <style:style style:name="T4_29" style:family="text">
      <style:text-properties fo:background-color="#ffffff"/>
    </style:style>
    <style:style style:name="T4_30" style:family="text">
      <style:text-properties fo:background-color="#ffffff"/>
    </style:style>
    <style:style style:name="T4_31" style:family="text">
      <style:text-properties fo:background-color="#ffffff"/>
    </style:style>
    <style:style style:name="T4_32" style:family="text">
      <style:text-properties fo:background-color="#ffffff"/>
    </style:style>
    <style:style style:name="T4_33" style:family="text">
      <style:text-properties fo:background-color="#ffffff"/>
    </style:style>
    <style:style style:name="T4_34" style:family="text">
      <style:text-properties fo:background-color="#ffffff"/>
    </style:style>
    <style:style style:name="T4_35" style:family="text">
      <style:text-properties fo:background-color="#ffffff"/>
    </style:style>
    <style:style style:name="T4_36" style:family="text">
      <style:text-properties fo:background-color="#ffffff"/>
    </style:style>
    <style:style style:name="T4_37" style:family="text">
      <style:text-properties fo:background-color="#ffffff"/>
    </style:style>
    <style:style style:name="T4_38" style:family="text">
      <style:text-properties fo:background-color="#ffffff"/>
    </style:style>
    <style:style style:name="T4_39" style:family="text">
      <style:text-properties fo:background-color="#ffffff"/>
    </style:style>
    <style:style style:name="T4_40" style:family="text">
      <style:text-properties fo:background-color="#ffffff"/>
    </style:style>
    <style:style style:name="T4_41" style:family="text">
      <style:text-properties fo:background-color="#ffffff"/>
    </style:style>
    <style:style style:name="T4_42" style:family="text">
      <style:text-properties fo:background-color="#ffffff"/>
    </style:style>
    <style:style style:name="T4_43" style:family="text">
      <style:text-properties fo:background-color="#ffffff"/>
    </style:style>
    <style:style style:name="T4_44" style:family="text">
      <style:text-properties fo:background-color="#ffffff"/>
    </style:style>
    <style:style style:name="T4_45" style:family="text">
      <style:text-properties fo:background-color="#ffffff"/>
    </style:style>
    <style:style style:name="T4_46" style:family="text">
      <style:text-properties fo:background-color="#ffffff"/>
    </style:style>
    <style:style style:name="T4_47" style:family="text">
      <style:text-properties fo:background-color="#ffffff" fo:font-weight="bold" style:font-weight-asian="bold" style:font-weight-complex="bold"/>
    </style:style>
    <style:style style:name="T4_48" style:family="text">
      <style:text-properties fo:background-color="#ffffff"/>
    </style:style>
    <style:style style:name="T4_49" style:family="text">
      <style:text-properties fo:background-color="#ffffff"/>
    </style:style>
    <style:style style:name="T4_50" style:family="text">
      <style:text-properties fo:background-color="#ffffff"/>
    </style:style>
    <style:style style:name="T4_51" style:family="text">
      <style:text-properties fo:background-color="#ffffff"/>
    </style:style>
    <style:style style:name="T4_52" style:family="text">
      <style:text-properties fo:background-color="#ffffff"/>
    </style:style>
    <style:style style:name="T4_53" style:family="text">
      <style:text-properties fo:background-color="#ffffff"/>
    </style:style>
    <style:style style:name="T4_54" style:family="text">
      <style:text-properties fo:background-color="#ffffff"/>
    </style:style>
    <style:style style:name="T4_55" style:family="text">
      <style:text-properties fo:background-color="#ffffff"/>
    </style:style>
    <style:style style:name="T4_56" style:family="text">
      <style:text-properties fo:background-color="#ffffff"/>
    </style:style>
    <style:style style:name="T4_57" style:family="text">
      <style:text-properties fo:background-color="#ffffff"/>
    </style:style>
    <style:style style:name="T4_58" style:family="text">
      <style:text-properties fo:background-color="#ffffff"/>
    </style:style>
    <style:style style:name="T4_59" style:family="text">
      <style:text-properties fo:background-color="#ffffff"/>
    </style:style>
    <style:style style:name="T4_60" style:family="text">
      <style:text-properties fo:background-color="#ffffff"/>
    </style:style>
    <style:style style:name="T4_61" style:family="text">
      <style:text-properties fo:background-color="#ffffff"/>
    </style:style>
    <style:style style:name="T4_62" style:family="text">
      <style:text-properties fo:background-color="#ffffff"/>
    </style:style>
    <style:style style:name="T4_63" style:family="text">
      <style:text-properties fo:background-color="#ffffff"/>
    </style:style>
    <style:style style:name="T4_64" style:family="text">
      <style:text-properties fo:background-color="#ffffff"/>
    </style:style>
    <style:style style:name="T4_65" style:family="text">
      <style:text-properties fo:background-color="#ffffff"/>
    </style:style>
    <style:style style:name="T4_66" style:family="text">
      <style:text-properties fo:background-color="#ffffff"/>
    </style:style>
    <style:style style:name="T4_67" style:family="text">
      <style:text-properties fo:background-color="#ffffff"/>
    </style:style>
    <style:style style:name="T4_68" style:family="text">
      <style:text-properties fo:background-color="#ffffff"/>
    </style:style>
    <style:style style:name="T4_69" style:family="text">
      <style:text-properties fo:background-color="#ffffff"/>
    </style:style>
    <style:style style:name="T4_70" style:family="text">
      <style:text-properties fo:background-color="#ffffff"/>
    </style:style>
    <style:style style:name="T4_71" style:family="text">
      <style:text-properties fo:background-color="#ffffff"/>
    </style:style>
    <style:style style:name="T4_72" style:family="text">
      <style:text-properties fo:background-color="#ffffff"/>
    </style:style>
    <style:style style:name="T4_73" style:family="text">
      <style:text-properties fo:background-color="#ffffff"/>
    </style:style>
    <style:style style:name="T4_74" style:family="text">
      <style:text-properties fo:background-color="#ffffff"/>
    </style:style>
    <style:style style:name="T4_75" style:family="text">
      <style:text-properties fo:background-color="#ffffff"/>
    </style:style>
    <style:style style:name="T4_76" style:family="text">
      <style:text-properties fo:background-color="#ffffff"/>
    </style:style>
    <style:style style:name="T4_77" style:family="text">
      <style:text-properties fo:background-color="#ffffff"/>
    </style:style>
    <style:style style:name="T4_78" style:family="text">
      <style:text-properties fo:background-color="#ffffff"/>
    </style:style>
    <style:style style:name="T4_79" style:family="text">
      <style:text-properties fo:background-color="#ffffff"/>
    </style:style>
    <style:style style:name="T4_80" style:family="text">
      <style:text-properties fo:background-color="#ffffff"/>
    </style:style>
    <style:style style:name="T4_81" style:family="text">
      <style:text-properties fo:background-color="#ffffff"/>
    </style:style>
    <style:style style:name="T4_82" style:family="text">
      <style:text-properties fo:background-color="#ffffff"/>
    </style:style>
    <style:style style:name="T4_83" style:family="text">
      <style:text-properties fo:background-color="#ffffff"/>
    </style:style>
    <style:style style:name="T4_84" style:family="text">
      <style:text-properties fo:background-color="#ffffff"/>
    </style:style>
    <style:style style:name="T4_85" style:family="text">
      <style:text-properties fo:background-color="#ffffff"/>
    </style:style>
    <style:style style:name="T4_86" style:family="text">
      <style:text-properties fo:background-color="#ffffff"/>
    </style:style>
    <style:style style:name="T4_87" style:family="text">
      <style:text-properties fo:background-color="#ffffff"/>
    </style:style>
    <style:style style:name="T4_88" style:family="text">
      <style:text-properties fo:background-color="#ffffff"/>
    </style:style>
    <style:style style:name="T4_89" style:family="text">
      <style:text-properties fo:background-color="#ffffff"/>
    </style:style>
    <style:style style:name="T4_90" style:family="text">
      <style:text-properties fo:background-color="#ffffff"/>
    </style:style>
    <style:style style:name="T4_91" style:family="text">
      <style:text-properties fo:background-color="#ffffff"/>
    </style:style>
    <style:style style:name="T4_92" style:family="text">
      <style:text-properties fo:background-color="#ffffff"/>
    </style:style>
    <style:style style:name="T4_93" style:family="text">
      <style:text-properties fo:background-color="#ffffff"/>
    </style:style>
    <style:style style:name="T4_94" style:family="text">
      <style:text-properties fo:background-color="#ffffff"/>
    </style:style>
    <style:style style:name="T4_95" style:family="text">
      <style:text-properties fo:background-color="#ffffff"/>
    </style:style>
    <style:style style:name="T4_96" style:family="text">
      <style:text-properties fo:background-color="#ffffff"/>
    </style:style>
    <style:style style:name="T4_97" style:family="text">
      <style:text-properties fo:background-color="#ffffff"/>
    </style:style>
    <style:style style:name="T4_98" style:family="text">
      <style:text-properties fo:background-color="#ffffff"/>
    </style:style>
    <style:style style:name="T4_99" style:family="text">
      <style:text-properties fo:background-color="#ffffff"/>
    </style:style>
    <style:style style:name="T4_100" style:family="text">
      <style:text-properties fo:background-color="#ffffff"/>
    </style:style>
    <style:style style:name="T4_101" style:family="text">
      <style:text-properties fo:background-color="#ffffff"/>
    </style:style>
    <style:style style:name="T4_102" style:family="text">
      <style:text-properties fo:background-color="#ffffff"/>
    </style:style>
    <style:style style:name="T4_103" style:family="text">
      <style:text-properties fo:background-color="#ffffff"/>
    </style:style>
    <style:style style:name="T4_104" style:family="text">
      <style:text-properties fo:background-color="#ffffff"/>
    </style:style>
    <style:style style:name="T4_105" style:family="text">
      <style:text-properties fo:background-color="#ffffff"/>
    </style:style>
    <style:style style:name="T4_106" style:family="text">
      <style:text-properties fo:background-color="#ffffff"/>
    </style:style>
    <style:style style:name="T4_107" style:family="text">
      <style:text-properties fo:background-color="#ffffff"/>
    </style:style>
    <style:style style:name="T4_108" style:family="text">
      <style:text-properties fo:background-color="#ffffff"/>
    </style:style>
    <style:style style:name="T4_109" style:family="text">
      <style:text-properties fo:background-color="#ffffff"/>
    </style:style>
    <style:style style:name="T4_110" style:family="text">
      <style:text-properties fo:background-color="#ffffff"/>
    </style:style>
    <style:style style:name="T4_111" style:family="text">
      <style:text-properties fo:background-color="#ffffff"/>
    </style:style>
    <style:style style:name="T4_112" style:family="text">
      <style:text-properties fo:background-color="#ffffff"/>
    </style:style>
    <style:style style:name="T4_113" style:family="text">
      <style:text-properties fo:background-color="#ffffff"/>
    </style:style>
    <style:style style:name="T4_114" style:family="text">
      <style:text-properties fo:background-color="#ffffff"/>
    </style:style>
    <style:style style:name="T4_115" style:family="text">
      <style:text-properties fo:background-color="#ffffff"/>
    </style:style>
    <style:style style:name="T4_116" style:family="text">
      <style:text-properties fo:background-color="#ffffff"/>
    </style:style>
    <style:style style:name="T4_117" style:family="text">
      <style:text-properties fo:background-color="#ffffff"/>
    </style:style>
    <style:style style:name="T4_118" style:family="text">
      <style:text-properties fo:background-color="#ffffff"/>
    </style:style>
    <style:style style:name="T4_119" style:family="text">
      <style:text-properties fo:background-color="#ffffff"/>
    </style:style>
    <style:style style:name="T4_120" style:family="text">
      <style:text-properties fo:background-color="#ffffff"/>
    </style:style>
    <style:style style:name="T4_121" style:family="text">
      <style:text-properties fo:background-color="#ffffff"/>
    </style:style>
    <style:style style:name="T4_122" style:family="text">
      <style:text-properties fo:background-color="#ffffff"/>
    </style:style>
    <style:style style:name="T4_123" style:family="text">
      <style:text-properties fo:background-color="#ffffff"/>
    </style:style>
    <style:style style:name="T4_124" style:family="text">
      <style:text-properties fo:background-color="#ffffff"/>
    </style:style>
    <style:style style:name="T4_125" style:family="text">
      <style:text-properties fo:background-color="#ffffff"/>
    </style:style>
    <style:style style:name="T4_126" style:family="text">
      <style:text-properties fo:background-color="#ffffff"/>
    </style:style>
    <style:style style:name="T4_127" style:family="text">
      <style:text-properties fo:background-color="#ffffff"/>
    </style:style>
    <style:style style:name="T4_128" style:family="text">
      <style:text-properties fo:background-color="#ffffff"/>
    </style:style>
    <style:style style:name="T4_129" style:family="text">
      <style:text-properties fo:background-color="#ffffff"/>
    </style:style>
    <style:style style:name="T4_130" style:family="text">
      <style:text-properties fo:background-color="#ffffff"/>
    </style:style>
    <style:style style:name="T4_131" style:family="text">
      <style:text-properties fo:background-color="#ffffff"/>
    </style:style>
    <style:style style:name="T4_132" style:family="text">
      <style:text-properties fo:background-color="#ffffff"/>
    </style:style>
    <style:style style:name="T4_133" style:family="text">
      <style:text-properties fo:background-color="#ffffff"/>
    </style:style>
    <style:style style:name="T4_134" style:family="text">
      <style:text-properties fo:background-color="#ffffff"/>
    </style:style>
    <style:style style:name="T4_135" style:family="text">
      <style:text-properties fo:background-color="#ffffff"/>
    </style:style>
    <style:style style:name="T4_136" style:family="text">
      <style:text-properties fo:background-color="#ffffff"/>
    </style:style>
    <style:style style:name="T4_137" style:family="text">
      <style:text-properties fo:background-color="#ffffff"/>
    </style:style>
    <style:style style:name="T4_138" style:family="text">
      <style:text-properties fo:background-color="#ffffff"/>
    </style:style>
    <style:style style:name="T4_139" style:family="text">
      <style:text-properties fo:background-color="#ffffff"/>
    </style:style>
    <style:style style:name="T4_140" style:family="text">
      <style:text-properties fo:background-color="#ffffff"/>
    </style:style>
    <style:style style:name="T4_141" style:family="text">
      <style:text-properties fo:background-color="#ffffff"/>
    </style:style>
    <style:style style:name="T4_142" style:family="text">
      <style:text-properties fo:background-color="#ffffff"/>
    </style:style>
    <style:style style:name="T4_143" style:family="text">
      <style:text-properties fo:background-color="#ffffff"/>
    </style:style>
    <style:style style:name="T4_144" style:family="text">
      <style:text-properties fo:background-color="#ffffff"/>
    </style:style>
    <style:style style:name="T4_145" style:family="text">
      <style:text-properties fo:background-color="#ffffff"/>
    </style:style>
    <style:style style:name="T4_146" style:family="text">
      <style:text-properties fo:background-color="#ffffff"/>
    </style:style>
    <style:style style:name="T4_147" style:family="text">
      <style:text-properties fo:background-color="#ffffff"/>
    </style:style>
    <style:style style:name="T4_148" style:family="text">
      <style:text-properties fo:background-color="#ffffff"/>
    </style:style>
    <style:style style:name="T4_149" style:family="text">
      <style:text-properties fo:background-color="#ffffff"/>
    </style:style>
    <style:style style:name="T4_150" style:family="text">
      <style:text-properties fo:background-color="#ffffff"/>
    </style:style>
    <style:style style:name="T4_151" style:family="text">
      <style:text-properties fo:background-color="#ffffff"/>
    </style:style>
    <style:style style:name="T4_152" style:family="text">
      <style:text-properties fo:background-color="#ffffff"/>
    </style:style>
    <style:style style:name="T4_153" style:family="text">
      <style:text-properties fo:background-color="#ffffff"/>
    </style:style>
    <style:style style:name="T4_154" style:family="text">
      <style:text-properties fo:background-color="#ffffff"/>
    </style:style>
    <style:style style:name="T4_155" style:family="text">
      <style:text-properties fo:background-color="#ffffff"/>
    </style:style>
    <style:style style:name="T4_156" style:family="text">
      <style:text-properties fo:background-color="#ffffff"/>
    </style:style>
    <style:style style:name="T4_157" style:family="text">
      <style:text-properties fo:background-color="#ffffff"/>
    </style:style>
    <style:style style:name="T4_158" style:family="text">
      <style:text-properties fo:background-color="#ffffff"/>
    </style:style>
    <style:style style:name="T4_159" style:family="text">
      <style:text-properties fo:background-color="#ffffff"/>
    </style:style>
    <style:style style:name="T4_160" style:family="text">
      <style:text-properties fo:background-color="#ffffff"/>
    </style:style>
    <style:style style:name="T4_161" style:family="text">
      <style:text-properties fo:background-color="#ffffff"/>
    </style:style>
    <style:style style:name="T4_162" style:family="text">
      <style:text-properties fo:background-color="#ffffff"/>
    </style:style>
    <style:style style:name="T4_163" style:family="text">
      <style:text-properties fo:background-color="#ffffff"/>
    </style:style>
    <style:style style:name="T4_164" style:family="text">
      <style:text-properties fo:background-color="#ffffff"/>
    </style:style>
    <style:style style:name="T4_165" style:family="text">
      <style:text-properties fo:background-color="#ffffff"/>
    </style:style>
    <style:style style:name="T4_166" style:family="text">
      <style:text-properties fo:background-color="#ffffff"/>
    </style:style>
    <style:style style:name="T4_167" style:family="text">
      <style:text-properties fo:background-color="#ffffff"/>
    </style:style>
    <style:style style:name="T4_168" style:family="text">
      <style:text-properties fo:background-color="#ffffff"/>
    </style:style>
    <style:style style:name="T4_169" style:family="text">
      <style:text-properties fo:background-color="#ffffff"/>
    </style:style>
    <style:style style:name="T4_170" style:family="text">
      <style:text-properties fo:background-color="#ffffff"/>
    </style:style>
    <style:style style:name="T4_171" style:family="text">
      <style:text-properties fo:background-color="#ffffff"/>
    </style:style>
    <style:style style:name="T4_172" style:family="text"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ffffff"/>
    </style:style>
    <style:style style:name="T8_2" style:family="text">
      <style:text-properties fo:background-color="#ffffff"/>
    </style:style>
    <style:style style:name="T8_3" style:family="text">
      <style:text-properties fo:background-color="#ffffff"/>
    </style:style>
    <style:style style:name="T8_4" style:family="text">
      <style:text-properties fo:background-color="#ffffff"/>
    </style:style>
    <style:style style:name="T8_5" style:family="text"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0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background-color="#ffffff"/>
    </style:style>
    <style:style style:name="T14_2" style:family="text">
      <style:text-properties fo:background-color="#ffffff"/>
    </style:style>
    <style:style style:name="T14_3" style:family="text">
      <style:text-properties fo:background-color="#ffffff"/>
    </style:style>
    <style:style style:name="T14_4" style:family="text">
      <style:text-properties fo:background-color="#ffffff"/>
    </style:style>
    <style:style style:name="T14_5" style:family="text">
      <style:text-properties fo:background-color="#ffffff"/>
    </style:style>
    <style:style style:name="T14_6" style:family="text">
      <style:text-properties fo:background-color="#ffffff"/>
    </style:style>
    <style:style style:name="T14_7" style:family="text">
      <style:text-properties fo:background-color="#ffffff"/>
    </style:style>
    <style:style style:name="T14_8" style:family="text">
      <style:text-properties fo:background-color="#ffffff"/>
    </style:style>
    <style:style style:name="T14_9" style:family="text">
      <style:text-properties fo:background-color="#ffffff"/>
    </style:style>
    <style:style style:name="T14_10" style:family="text">
      <style:text-properties fo:background-color="#ffffff"/>
    </style:style>
    <style:style style:name="T14_11" style:family="text"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6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9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ffffff"/>
    </style:style>
    <style:style style:name="T20_2" style:family="text">
      <style:text-properties fo:background-color="#ffffff"/>
    </style:style>
    <style:style style:name="T20_3" style:family="text">
      <style:text-properties fo:background-color="#ffffff"/>
    </style:style>
    <style:style style:name="T20_4" style:family="text">
      <style:text-properties fo:background-color="#ffffff"/>
    </style:style>
    <style:style style:name="T20_5" style:family="text">
      <style:text-properties fo:background-color="#ffffff"/>
    </style:style>
    <style:style style:name="T20_6" style:family="text">
      <style:text-properties fo:background-color="#ffffff"/>
    </style:style>
    <style:style style:name="T20_7" style:family="text">
      <style:text-properties fo:background-color="#ffffff"/>
    </style:style>
    <style:style style:name="T20_8" style:family="text">
      <style:text-properties fo:background-color="#ffffff"/>
    </style:style>
    <style:style style:name="T20_9" style:family="text">
      <style:text-properties fo:background-color="#ffffff"/>
    </style:style>
    <style:style style:name="T20_10" style:family="text">
      <style:text-properties fo:background-color="#ffffff"/>
    </style:style>
    <style:style style:name="T20_11" style:family="text">
      <style:text-properties fo:background-color="#ffffff"/>
    </style:style>
    <style:style style:name="T20_12" style:family="text">
      <style:text-properties fo:background-color="#ffffff"/>
    </style:style>
    <style:style style:name="T20_13" style:family="text">
      <style:text-properties fo:background-color="#ffffff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Heading_20_3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ffffff" fo:color="#034942" style:font-name="Verdana" style:font-name-asian="Verdana" style:font-name-complex="Verdana"/>
    </style:style>
    <style:style style:name="T23_2" style:family="text">
      <style:text-properties fo:background-color="#ffffff" fo:color="#034942" style:font-name="Verdana" style:font-name-asian="Verdana" style:font-name-complex="Verdana"/>
    </style:style>
    <style:style style:name="T23_3" style:family="text">
      <style:text-properties fo:background-color="#ffffff" fo:color="#034942" style:font-name="Verdana" style:font-name-asian="Verdana" style:font-name-complex="Verdana"/>
    </style:style>
    <style:style style:name="T23_4" style:family="text">
      <style:text-properties fo:background-color="#ffffff" fo:color="#034942" style:font-name="Verdana" style:font-name-asian="Verdana" style:font-name-complex="Verdana"/>
    </style:style>
    <style:style style:name="T23_5" style:family="text">
      <style:text-properties fo:background-color="#ffffff" fo:color="#034942" style:font-name="Verdana" style:font-name-asian="Verdana" style:font-name-complex="Verdana"/>
    </style:style>
    <style:style style:name="T23_6" style:family="text">
      <style:text-properties fo:background-color="#ffffff" fo:color="#034942" style:font-name="Verdana" style:font-name-asian="Verdana" style:font-name-complex="Verdana"/>
    </style:style>
    <style:style style:name="T23_7" style:family="text">
      <style:text-properties fo:background-color="#ffffff" fo:color="#034942" style:font-name="Verdana" style:font-name-asian="Verdana" style:font-name-complex="Verdana"/>
    </style:style>
    <style:style style:name="T23_8" style:family="text">
      <style:text-properties fo:background-color="#ffffff" fo:color="#034942" style:font-name="Verdana" style:font-name-asian="Verdana" style:font-name-complex="Verdana"/>
    </style:style>
    <style:style style:name="T23_9" style:family="text">
      <style:text-properties fo:background-color="#ffffff" fo:color="#034942" style:font-name="Verdana" style:font-name-asian="Verdana" style:font-name-complex="Verdana"/>
    </style:style>
    <style:style style:name="T23_10" style:family="text">
      <style:text-properties fo:background-color="#ffffff" fo:color="#034942" style:font-name="Verdana" style:font-name-asian="Verdana" style:font-name-complex="Verdana"/>
    </style:style>
    <style:style style:name="T23_11" style:family="text">
      <style:text-properties fo:background-color="#ffffff" fo:color="#034942" style:font-name="Verdana" style:font-name-asian="Verdana" style:font-name-complex="Verdana"/>
    </style:style>
    <style:style style:name="T23_12" style:family="text">
      <style:text-properties fo:background-color="#ffffff" fo:color="#034942" style:font-name="Verdana" style:font-name-asian="Verdana" style:font-name-complex="Verdana"/>
    </style:style>
    <style:style style:name="T23_13" style:family="text">
      <style:text-properties fo:background-color="#ffffff" fo:color="#034942" style:font-name="Verdana" style:font-name-asian="Verdana" style:font-name-complex="Verdana"/>
    </style:style>
    <style:style style:name="T23_14" style:family="text">
      <style:text-properties fo:background-color="#ffffff" fo:color="#034942" style:font-name="Verdana" style:font-name-asian="Verdana" style:font-name-complex="Verdana"/>
    </style:style>
    <style:style style:name="T23_15" style:family="text">
      <style:text-properties fo:background-color="#ffffff" fo:color="#034942" style:font-name="Verdana" style:font-name-asian="Verdana" style:font-name-complex="Verdana"/>
    </style:style>
    <style:style style:name="T23_16" style:family="text">
      <style:text-properties fo:background-color="#ffffff" fo:color="#034942" style:font-name="Verdana" style:font-name-asian="Verdana" style:font-name-complex="Verdana"/>
    </style:style>
    <style:style style:name="T23_17" style:family="text">
      <style:text-properties fo:background-color="#ffffff" fo:color="#034942" style:font-name="Verdana" style:font-name-asian="Verdana" style:font-name-complex="Verdana"/>
    </style:style>
    <style:style style:name="T23_18" style:family="text">
      <style:text-properties fo:background-color="#ffffff" fo:color="#034942" style:font-name="Verdana" style:font-name-asian="Verdana" style:font-name-complex="Verdana"/>
    </style:style>
    <style:style style:name="T23_19" style:family="text">
      <style:text-properties fo:background-color="#ffffff" fo:color="#034942" style:font-name="Verdana" style:font-name-asian="Verdana" style:font-name-complex="Verdana"/>
    </style:style>
    <style:style style:name="T23_20" style:family="text">
      <style:text-properties fo:background-color="#ffffff" fo:color="#034942" style:font-name="Verdana" style:font-name-asian="Verdana" style:font-name-complex="Verdana"/>
    </style:style>
    <style:style style:name="T23_21" style:family="text">
      <style:text-properties fo:background-color="#ffffff" fo:color="#034942" style:font-name="Verdana" style:font-name-asian="Verdana" style:font-name-complex="Verdana"/>
    </style:style>
    <style:style style:name="T23_22" style:family="text">
      <style:text-properties fo:background-color="#ffffff" fo:color="#034942" style:font-name="Verdana" style:font-name-asian="Verdana" style:font-name-complex="Verdana"/>
    </style:style>
    <style:style style:name="T23_23" style:family="text">
      <style:text-properties fo:background-color="#ffffff" fo:color="#034942" style:font-name="Verdana" style:font-name-asian="Verdana" style:font-name-complex="Verdana"/>
    </style:style>
    <style:style style:name="T23_24" style:family="text">
      <style:text-properties fo:background-color="#ffffff" fo:color="#034942" style:font-name="Verdana" style:font-name-asian="Verdana" style:font-name-complex="Verdana"/>
    </style:style>
    <style:style style:name="T23_25" style:family="text">
      <style:text-properties fo:background-color="#ffffff" fo:color="#034942" style:font-name="Verdana" style:font-name-asian="Verdana" style:font-name-complex="Verdana"/>
    </style:style>
    <style:style style:name="T23_26" style:family="text">
      <style:text-properties fo:background-color="#ffffff" fo:color="#034942" style:font-name="Verdana" style:font-name-asian="Verdana" style:font-name-complex="Verdana"/>
    </style:style>
    <style:style style:name="T23_27" style:family="text">
      <style:text-properties fo:background-color="#ffffff" fo:color="#034942" style:font-name="Verdana" style:font-name-asian="Verdana" style:font-name-complex="Verdana"/>
    </style:style>
    <style:style style:name="T23_28" style:family="text">
      <style:text-properties fo:background-color="#ffffff" fo:color="#034942" style:font-name="Verdana" style:font-name-asian="Verdana" style:font-name-complex="Verdana"/>
    </style:style>
    <style:style style:name="T23_29" style:family="text">
      <style:text-properties fo:background-color="#ffffff" fo:color="#034942" style:font-name="Verdana" style:font-name-asian="Verdana" style:font-name-complex="Verdana"/>
    </style:style>
    <style:style style:name="T23_30" style:family="text">
      <style:text-properties fo:background-color="#ffffff" fo:color="#034942" style:font-name="Verdana" style:font-name-asian="Verdana" style:font-name-complex="Verdana"/>
    </style:style>
    <style:style style:name="T23_31" style:family="text">
      <style:text-properties fo:background-color="#ffffff" fo:color="#034942" style:font-name="Verdana" style:font-name-asian="Verdana" style:font-name-complex="Verdana"/>
    </style:style>
    <style:style style:name="T23_32" style:family="text">
      <style:text-properties fo:background-color="#ffffff" fo:color="#034942" style:font-name="Verdana" style:font-name-asian="Verdana" style:font-name-complex="Verdana"/>
    </style:style>
    <style:style style:name="T23_33" style:family="text">
      <style:text-properties fo:background-color="#ffffff" fo:color="#034942" style:font-name="Verdana" style:font-name-asian="Verdana" style:font-name-complex="Verdana"/>
    </style:style>
    <style:style style:name="T23_34" style:family="text">
      <style:text-properties fo:background-color="#ffffff" fo:color="#034942" style:font-name="Verdana" style:font-name-asian="Verdana" style:font-name-complex="Verdana"/>
    </style:style>
    <style:style style:name="T23_35" style:family="text">
      <style:text-properties fo:background-color="#ffffff" fo:color="#034942" style:font-name="Verdana" style:font-name-asian="Verdana" style:font-name-complex="Verdana"/>
    </style:style>
    <style:style style:name="T23_36" style:family="text">
      <style:text-properties fo:background-color="#ffffff" fo:color="#034942" style:font-name="Verdana" style:font-name-asian="Verdana" style:font-name-complex="Verdana"/>
    </style:style>
    <style:style style:name="T23_37" style:family="text">
      <style:text-properties fo:background-color="#ffffff" fo:color="#034942" style:font-name="Verdana" style:font-name-asian="Verdana" style:font-name-complex="Verdana"/>
    </style:style>
    <style:style style:name="T23_38" style:family="text">
      <style:text-properties fo:background-color="#ffffff" fo:color="#034942" style:font-name="Verdana" style:font-name-asian="Verdana" style:font-name-complex="Verdana"/>
    </style:style>
    <style:style style:name="T23_39" style:family="text">
      <style:text-properties fo:background-color="#ffffff" fo:color="#034942" style:font-name="Verdana" style:font-name-asian="Verdana" style:font-name-complex="Verdana"/>
    </style:style>
    <style:style style:name="T23_40" style:family="text">
      <style:text-properties fo:background-color="#ffffff" fo:color="#034942" style:font-name="Verdana" style:font-name-asian="Verdana" style:font-name-complex="Verdana"/>
    </style:style>
    <style:style style:name="T23_41" style:family="text">
      <style:text-properties fo:background-color="#ffffff" fo:color="#034942" style:font-name="Verdana" style:font-name-asian="Verdana" style:font-name-complex="Verdana"/>
    </style:style>
    <style:style style:name="T23_42" style:family="text">
      <style:text-properties fo:background-color="#ffffff" fo:color="#034942" style:font-name="Verdana" style:font-name-asian="Verdana" style:font-name-complex="Verdana"/>
    </style:style>
    <style:style style:name="T23_43" style:family="text">
      <style:text-properties fo:background-color="#ffffff" fo:color="#034942" style:font-name="Verdana" style:font-name-asian="Verdana" style:font-name-complex="Verdana"/>
    </style:style>
    <style:style style:name="T23_44" style:family="text">
      <style:text-properties fo:background-color="#ffffff" fo:color="#034942" style:font-name="Verdana" style:font-name-asian="Verdana" style:font-name-complex="Verdana"/>
    </style:style>
    <style:style style:name="T23_45" style:family="text">
      <style:text-properties fo:background-color="#ffffff" fo:color="#034942" style:font-name="Verdana" style:font-name-asian="Verdana" style:font-name-complex="Verdana"/>
    </style:style>
    <style:style style:name="T23_46" style:family="text">
      <style:text-properties fo:background-color="#ffffff" fo:color="#034942" style:font-name="Verdana" style:font-name-asian="Verdana" style:font-name-complex="Verdana"/>
    </style:style>
    <style:style style:name="T23_47" style:family="text">
      <style:text-properties fo:background-color="#ffffff" fo:color="#034942" style:font-name="Verdana" style:font-name-asian="Verdana" style:font-name-complex="Verdana"/>
    </style:style>
    <style:style style:name="T23_48" style:family="text">
      <style:text-properties fo:background-color="#ffffff" fo:color="#034942" style:font-name="Verdana" style:font-name-asian="Verdana" style:font-name-complex="Verdana"/>
    </style:style>
    <style:style style:name="T23_49" style:family="text">
      <style:text-properties fo:background-color="#ffffff" fo:color="#034942" style:font-name="Verdana" style:font-name-asian="Verdana" style:font-name-complex="Verdana"/>
    </style:style>
    <style:style style:name="T23_50" style:family="text">
      <style:text-properties fo:background-color="#ffffff" fo:color="#034942" style:font-name="Verdana" style:font-name-asian="Verdana" style:font-name-complex="Verdana"/>
    </style:style>
    <style:style style:name="T23_51" style:family="text">
      <style:text-properties fo:background-color="#ffffff" fo:color="#034942" style:font-name="Verdana" style:font-name-asian="Verdana" style:font-name-complex="Verdana"/>
    </style:style>
    <style:style style:name="T23_52" style:family="text">
      <style:text-properties fo:background-color="#ffffff" fo:color="#034942" style:font-name="Verdana" style:font-name-asian="Verdana" style:font-name-complex="Verdana"/>
    </style:style>
    <style:style style:name="T23_53" style:family="text">
      <style:text-properties fo:background-color="#ffffff" fo:color="#034942" style:font-name="Verdana" style:font-name-asian="Verdana" style:font-name-complex="Verdana"/>
    </style:style>
    <style:style style:name="T23_54" style:family="text">
      <style:text-properties fo:background-color="#ffffff" fo:color="#034942" style:font-name="Verdana" style:font-name-asian="Verdana" style:font-name-complex="Verdana"/>
    </style:style>
    <style:style style:name="T23_55" style:family="text">
      <style:text-properties fo:background-color="#ffffff" fo:color="#034942" style:font-name="Verdana" style:font-name-asian="Verdana" style:font-name-complex="Verdana"/>
    </style:style>
    <style:style style:name="T23_56" style:family="text">
      <style:text-properties fo:background-color="#ffffff" fo:color="#034942" style:font-name="Verdana" style:font-name-asian="Verdana" style:font-name-complex="Verdana"/>
    </style:style>
    <style:style style:name="T23_57" style:family="text">
      <style:text-properties fo:background-color="#ffffff" fo:color="#034942" style:font-name="Verdana" style:font-name-asian="Verdana" style:font-name-complex="Verdana"/>
    </style:style>
    <style:style style:name="T23_58" style:family="text">
      <style:text-properties fo:background-color="#ffffff" fo:color="#034942" style:font-name="Verdana" style:font-name-asian="Verdana" style:font-name-complex="Verdana"/>
    </style:style>
    <style:style style:name="T23_59" style:family="text">
      <style:text-properties fo:background-color="#ffffff" fo:color="#034942" style:font-name="Verdana" style:font-name-asian="Verdana" style:font-name-complex="Verdana"/>
    </style:style>
    <style:style style:name="T23_60" style:family="text">
      <style:text-properties fo:background-color="#ffffff" fo:color="#034942" style:font-name="Verdana" style:font-name-asian="Verdana" style:font-name-complex="Verdana"/>
    </style:style>
    <style:style style:name="T23_61" style:family="text">
      <style:text-properties fo:background-color="#ffffff" fo:color="#034942" style:font-name="Verdana" style:font-name-asian="Verdana" style:font-name-complex="Verdana"/>
    </style:style>
    <style:style style:name="T23_62" style:family="text">
      <style:text-properties fo:background-color="#ffffff" fo:color="#034942" style:font-name="Verdana" style:font-name-asian="Verdana" style:font-name-complex="Verdana"/>
    </style:style>
    <style:style style:name="T23_63" style:family="text">
      <style:text-properties fo:background-color="#ffffff" fo:color="#034942" style:font-name="Verdana" style:font-name-asian="Verdana" style:font-name-complex="Verdana"/>
    </style:style>
    <style:style style:name="T23_64" style:family="text">
      <style:text-properties fo:background-color="#ffffff" fo:color="#034942" style:font-name="Verdana" style:font-name-asian="Verdana" style:font-name-complex="Verdana"/>
    </style:style>
    <style:style style:name="T23_65" style:family="text">
      <style:text-properties fo:background-color="#ffffff" fo:color="#034942" style:font-name="Verdana" style:font-name-asian="Verdana" style:font-name-complex="Verdana"/>
    </style:style>
    <style:style style:name="T23_66" style:family="text">
      <style:text-properties fo:background-color="#ffffff" fo:color="#034942" style:font-name="Verdana" style:font-name-asian="Verdana" style:font-name-complex="Verdana"/>
    </style:style>
    <style:style style:name="T23_67" style:family="text">
      <style:text-properties fo:background-color="#ffffff" fo:color="#034942" style:font-name="Verdana" style:font-name-asian="Verdana" style:font-name-complex="Verdana"/>
    </style:style>
    <style:style style:name="T23_68" style:family="text">
      <style:text-properties fo:background-color="#ffffff" fo:color="#034942" style:font-name="Verdana" style:font-name-asian="Verdana" style:font-name-complex="Verdana"/>
    </style:style>
    <style:style style:name="T23_69" style:family="text">
      <style:text-properties fo:background-color="#ffffff" fo:color="#034942" style:font-name="Verdana" style:font-name-asian="Verdana" style:font-name-complex="Verdana"/>
    </style:style>
    <style:style style:name="T23_70" style:family="text">
      <style:text-properties fo:background-color="#ffffff" fo:color="#034942" style:font-name="Verdana" style:font-name-asian="Verdana" style:font-name-complex="Verdana"/>
    </style:style>
    <style:style style:name="T23_71" style:family="text">
      <style:text-properties fo:background-color="#ffffff" fo:color="#034942" style:font-name="Verdana" style:font-name-asian="Verdana" style:font-name-complex="Verdana"/>
    </style:style>
    <style:style style:name="T23_72" style:family="text">
      <style:text-properties fo:background-color="#ffffff" fo:color="#034942" style:font-name="Verdana" style:font-name-asian="Verdana" style:font-name-complex="Verdana"/>
    </style:style>
    <style:style style:name="T23_73" style:family="text">
      <style:text-properties fo:background-color="#ffffff" fo:color="#034942" style:font-name="Verdana" style:font-name-asian="Verdana" style:font-name-complex="Verdana"/>
    </style:style>
    <style:style style:name="T23_74" style:family="text">
      <style:text-properties fo:background-color="#ffffff" fo:color="#034942" style:font-name="Verdana" style:font-name-asian="Verdana" style:font-name-complex="Verdana"/>
    </style:style>
    <style:style style:name="T23_75" style:family="text">
      <style:text-properties fo:background-color="#ffffff" fo:color="#034942" style:font-name="Verdana" style:font-name-asian="Verdana" style:font-name-complex="Verdana"/>
    </style:style>
    <style:style style:name="T23_76" style:family="text">
      <style:text-properties fo:background-color="#ffffff" fo:color="#034942" style:font-name="Verdana" style:font-name-asian="Verdana" style:font-name-complex="Verdana"/>
    </style:style>
    <style:style style:name="T23_77" style:family="text">
      <style:text-properties fo:background-color="#ffffff" fo:color="#034942" style:font-name="Verdana" style:font-name-asian="Verdana" style:font-name-complex="Verdana"/>
    </style:style>
    <style:style style:name="T23_78" style:family="text">
      <style:text-properties fo:background-color="#ffffff" fo:color="#034942" style:font-name="Verdana" style:font-name-asian="Verdana" style:font-name-complex="Verdana"/>
    </style:style>
    <style:style style:name="T23_79" style:family="text">
      <style:text-properties fo:background-color="#ffffff" fo:color="#034942" style:font-name="Verdana" style:font-name-asian="Verdana" style:font-name-complex="Verdana"/>
    </style:style>
    <style:style style:name="T23_80" style:family="text">
      <style:text-properties fo:background-color="#ffffff" fo:color="#034942" style:font-name="Verdana" style:font-name-asian="Verdana" style:font-name-complex="Verdana"/>
    </style:style>
    <style:style style:name="T23_81" style:family="text">
      <style:text-properties fo:background-color="#ffffff" fo:color="#034942" style:font-name="Verdana" style:font-name-asian="Verdana" style:font-name-complex="Verdana"/>
    </style:style>
    <style:style style:name="T23_82" style:family="text">
      <style:text-properties fo:background-color="#ffffff" fo:color="#034942" style:font-name="Verdana" style:font-name-asian="Verdana" style:font-name-complex="Verdana"/>
    </style:style>
    <style:style style:name="T23_83" style:family="text">
      <style:text-properties fo:background-color="#ffffff" fo:color="#034942" style:font-name="Verdana" style:font-name-asian="Verdana" style:font-name-complex="Verdana"/>
    </style:style>
    <style:style style:name="T23_84" style:family="text">
      <style:text-properties fo:background-color="#ffffff" fo:color="#034942" style:font-name="Verdana" style:font-name-asian="Verdana" style:font-name-complex="Verdana"/>
    </style:style>
    <style:style style:name="T23_85" style:family="text">
      <style:text-properties fo:background-color="#ffffff" fo:color="#034942" style:font-name="Verdana" style:font-name-asian="Verdana" style:font-name-complex="Verdana"/>
    </style:style>
    <style:style style:name="T23_86" style:family="text">
      <style:text-properties fo:background-color="#ffffff" fo:color="#034942" style:font-name="Verdana" style:font-name-asian="Verdana" style:font-name-complex="Verdana"/>
    </style:style>
    <style:style style:name="T23_87" style:family="text">
      <style:text-properties fo:background-color="#ffffff" fo:color="#034942" style:font-name="Verdana" style:font-name-asian="Verdana" style:font-name-complex="Verdana"/>
    </style:style>
    <style:style style:name="T23_88" style:family="text">
      <style:text-properties fo:background-color="#ffffff" fo:color="#034942" style:font-name="Verdana" style:font-name-asian="Verdana" style:font-name-complex="Verdana"/>
    </style:style>
    <style:style style:name="T23_89" style:family="text">
      <style:text-properties fo:background-color="#ffffff" fo:color="#034942" style:font-name="Verdana" style:font-name-asian="Verdana" style:font-name-complex="Verdana"/>
    </style:style>
    <style:style style:name="T23_90" style:family="text">
      <style:text-properties fo:background-color="#ffffff" fo:color="#034942" style:font-name="Verdana" style:font-name-asian="Verdana" style:font-name-complex="Verdana"/>
    </style:style>
    <style:style style:name="T23_91" style:family="text">
      <style:text-properties fo:background-color="#ffffff" fo:color="#034942" style:font-name="Verdana" style:font-name-asian="Verdana" style:font-name-complex="Verdana"/>
    </style:style>
    <style:style style:name="T23_92" style:family="text">
      <style:text-properties fo:background-color="#ffffff" fo:color="#034942" style:font-name="Verdana" style:font-name-asian="Verdana" style:font-name-complex="Verdana"/>
    </style:style>
    <style:style style:name="T23_93" style:family="text">
      <style:text-properties fo:background-color="#ffffff" fo:color="#034942" style:font-name="Verdana" style:font-name-asian="Verdana" style:font-name-complex="Verdana"/>
    </style:style>
    <style:style style:name="T23_94" style:family="text">
      <style:text-properties fo:background-color="#ffffff" fo:color="#034942" style:font-name="Verdana" style:font-name-asian="Verdana" style:font-name-complex="Verdana"/>
    </style:style>
    <style:style style:name="T23_95" style:family="text">
      <style:text-properties fo:background-color="#ffffff" fo:color="#034942" style:font-name="Verdana" style:font-name-asian="Verdana" style:font-name-complex="Verdana"/>
    </style:style>
    <style:style style:name="T23_96" style:family="text">
      <style:text-properties fo:background-color="#ffffff" fo:color="#034942" style:font-name="Verdana" style:font-name-asian="Verdana" style:font-name-complex="Verdana"/>
    </style:style>
    <style:style style:name="T23_97" style:family="text">
      <style:text-properties fo:background-color="#ffffff" fo:color="#034942" style:font-name="Verdana" style:font-name-asian="Verdana" style:font-name-complex="Verdana"/>
    </style:style>
    <style:style style:name="T23_98" style:family="text">
      <style:text-properties fo:background-color="#ffffff" fo:color="#034942" style:font-name="Verdana" style:font-name-asian="Verdana" style:font-name-complex="Verdana"/>
    </style:style>
    <style:style style:name="T23_99" style:family="text">
      <style:text-properties fo:background-color="#ffffff" fo:color="#034942" style:font-name="Verdana" style:font-name-asian="Verdana" style:font-name-complex="Verdana"/>
    </style:style>
    <style:style style:name="T23_100" style:family="text">
      <style:text-properties fo:background-color="#ffffff" fo:color="#034942" style:font-name="Verdana" style:font-name-asian="Verdana" style:font-name-complex="Verdana"/>
    </style:style>
    <style:style style:name="T23_101" style:family="text">
      <style:text-properties fo:background-color="#ffffff" fo:color="#034942" style:font-name="Verdana" style:font-name-asian="Verdana" style:font-name-complex="Verdana"/>
    </style:style>
    <style:style style:name="T23_102" style:family="text">
      <style:text-properties fo:background-color="#ffffff" fo:color="#034942" style:font-name="Verdana" style:font-name-asian="Verdana" style:font-name-complex="Verdana"/>
    </style:style>
    <style:style style:name="T23_103" style:family="text">
      <style:text-properties fo:background-color="#ffffff" fo:color="#034942" style:font-name="Verdana" style:font-name-asian="Verdana" style:font-name-complex="Verdana"/>
    </style:style>
    <style:style style:name="T23_104" style:family="text">
      <style:text-properties fo:background-color="#ffffff" fo:color="#034942" style:font-name="Verdana" style:font-name-asian="Verdana" style:font-name-complex="Verdana"/>
    </style:style>
    <style:style style:name="T23_105" style:family="text">
      <style:text-properties fo:background-color="#ffffff" fo:color="#034942" style:font-name="Verdana" style:font-name-asian="Verdana" style:font-name-complex="Verdana"/>
    </style:style>
    <style:style style:name="T23_106" style:family="text">
      <style:text-properties fo:background-color="#ffffff" fo:color="#034942" style:font-name="Verdana" style:font-name-asian="Verdana" style:font-name-complex="Verdana"/>
    </style:style>
    <style:style style:name="T23_107" style:family="text">
      <style:text-properties fo:background-color="#ffffff" fo:color="#034942" style:font-name="Verdana" style:font-name-asian="Verdana" style:font-name-complex="Verdana"/>
    </style:style>
    <style:style style:name="T23_108" style:family="text">
      <style:text-properties fo:background-color="#ffffff" fo:color="#034942" style:font-name="Verdana" style:font-name-asian="Verdana" style:font-name-complex="Verdana"/>
    </style:style>
    <style:style style:name="T23_109" style:family="text">
      <style:text-properties fo:background-color="#ffffff" fo:color="#034942" style:font-name="Verdana" style:font-name-asian="Verdana" style:font-name-complex="Verdana"/>
    </style:style>
    <style:style style:name="T23_110" style:family="text">
      <style:text-properties fo:background-color="#ffffff" fo:color="#034942" style:font-name="Verdana" style:font-name-asian="Verdana" style:font-name-complex="Verdana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Heading_20_3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ffffff" fo:color="#034942" style:font-name="Verdana" style:font-name-asian="Verdana" style:font-name-complex="Verdana"/>
    </style:style>
    <style:style style:name="T26_2" style:family="text">
      <style:text-properties fo:background-color="#ffffff" fo:color="#034942" style:font-name="Verdana" style:font-name-asian="Verdana" style:font-name-complex="Verdana"/>
    </style:style>
    <style:style style:name="T26_3" style:family="text">
      <style:text-properties fo:background-color="#ffffff" fo:color="#034942" style:font-name="Verdana" style:font-name-asian="Verdana" style:font-name-complex="Verdana"/>
    </style:style>
    <style:style style:name="T26_4" style:family="text">
      <style:text-properties fo:background-color="#ffffff" fo:color="#034942" style:font-name="Verdana" style:font-name-asian="Verdana" style:font-name-complex="Verdana"/>
    </style:style>
    <style:style style:name="T26_5" style:family="text">
      <style:text-properties fo:background-color="#ffffff" fo:color="#034942" style:font-name="Verdana" style:font-name-asian="Verdana" style:font-name-complex="Verdana"/>
    </style:style>
    <style:style style:name="T26_6" style:family="text">
      <style:text-properties fo:background-color="#ffffff" fo:color="#034942" style:font-name="Verdana" style:font-name-asian="Verdana" style:font-name-complex="Verdana"/>
    </style:style>
    <style:style style:name="T26_7" style:family="text">
      <style:text-properties fo:background-color="#ffffff" fo:color="#034942" style:font-name="Verdana" style:font-name-asian="Verdana" style:font-name-complex="Verdana"/>
    </style:style>
    <style:style style:name="T26_8" style:family="text">
      <style:text-properties fo:background-color="#ffffff" fo:color="#034942" style:font-name="Verdana" style:font-name-asian="Verdana" style:font-name-complex="Verdana"/>
    </style:style>
    <style:style style:name="T26_9" style:family="text">
      <style:text-properties fo:background-color="#ffffff" fo:color="#034942" style:font-name="Verdana" style:font-name-asian="Verdana" style:font-name-complex="Verdana"/>
    </style:style>
    <style:style style:name="T26_10" style:family="text">
      <style:text-properties fo:background-color="#ffffff" fo:color="#034942" style:font-name="Verdana" style:font-name-asian="Verdana" style:font-name-complex="Verdana"/>
    </style:style>
    <style:style style:name="T26_11" style:family="text">
      <style:text-properties fo:background-color="#ffffff" fo:color="#034942" style:font-name="Verdana" style:font-name-asian="Verdana" style:font-name-complex="Verdana"/>
    </style:style>
    <style:style style:name="T26_12" style:family="text">
      <style:text-properties fo:background-color="#ffffff" fo:color="#034942" style:font-name="Verdana" style:font-name-asian="Verdana" style:font-name-complex="Verdana"/>
    </style:style>
    <style:style style:name="T26_13" style:family="text">
      <style:text-properties fo:background-color="#ffffff" fo:color="#034942" style:font-name="Verdana" style:font-name-asian="Verdana" style:font-name-complex="Verdana"/>
    </style:style>
    <style:style style:name="T26_14" style:family="text">
      <style:text-properties fo:background-color="#ffffff" fo:color="#034942" style:font-name="Verdana" style:font-name-asian="Verdana" style:font-name-complex="Verdana"/>
    </style:style>
    <style:style style:name="T26_15" style:family="text">
      <style:text-properties fo:background-color="#ffffff" fo:color="#034942" style:font-name="Verdana" style:font-name-asian="Verdana" style:font-name-complex="Verdana"/>
    </style:style>
    <style:style style:name="T26_16" style:family="text">
      <style:text-properties fo:background-color="#ffffff" fo:color="#034942" style:font-name="Verdana" style:font-name-asian="Verdana" style:font-name-complex="Verdana"/>
    </style:style>
    <style:style style:name="T26_17" style:family="text">
      <style:text-properties fo:background-color="#ffffff" fo:color="#034942" style:font-name="Verdana" style:font-name-asian="Verdana" style:font-name-complex="Verdana"/>
    </style:style>
    <style:style style:name="T26_18" style:family="text">
      <style:text-properties fo:background-color="#ffffff" fo:color="#034942" style:font-name="Verdana" style:font-name-asian="Verdana" style:font-name-complex="Verdana"/>
    </style:style>
    <style:style style:name="T26_19" style:family="text">
      <style:text-properties fo:background-color="#ffffff" fo:color="#034942" style:font-name="Verdana" style:font-name-asian="Verdana" style:font-name-complex="Verdana"/>
    </style:style>
    <style:style style:name="T26_20" style:family="text">
      <style:text-properties fo:background-color="#ffffff" fo:color="#034942" style:font-name="Verdana" style:font-name-asian="Verdana" style:font-name-complex="Verdana"/>
    </style:style>
    <style:style style:name="T26_21" style:family="text">
      <style:text-properties fo:background-color="#ffffff" fo:color="#034942" style:font-name="Verdana" style:font-name-asian="Verdana" style:font-name-complex="Verdana"/>
    </style:style>
    <style:style style:name="T26_22" style:family="text">
      <style:text-properties fo:background-color="#ffffff" fo:color="#034942" style:font-name="Verdana" style:font-name-asian="Verdana" style:font-name-complex="Verdana"/>
    </style:style>
    <style:style style:name="T26_23" style:family="text">
      <style:text-properties fo:background-color="#ffffff" fo:color="#034942" style:font-name="Verdana" style:font-name-asian="Verdana" style:font-name-complex="Verdana"/>
    </style:style>
    <style:style style:name="T26_24" style:family="text">
      <style:text-properties fo:background-color="#ffffff" fo:color="#034942" style:font-name="Verdana" style:font-name-asian="Verdana" style:font-name-complex="Verdana"/>
    </style:style>
    <style:style style:name="T26_25" style:family="text">
      <style:text-properties fo:background-color="#ffffff" fo:color="#034942" style:font-name="Verdana" style:font-name-asian="Verdana" style:font-name-complex="Verdana"/>
    </style:style>
    <style:style style:name="T26_26" style:family="text">
      <style:text-properties fo:background-color="#ffffff" fo:color="#034942" style:font-name="Verdana" style:font-name-asian="Verdana" style:font-name-complex="Verdana"/>
    </style:style>
    <style:style style:name="T26_27" style:family="text">
      <style:text-properties fo:background-color="#ffffff" fo:color="#034942" style:font-name="Verdana" style:font-name-asian="Verdana" style:font-name-complex="Verdana"/>
    </style:style>
    <style:style style:name="T26_28" style:family="text">
      <style:text-properties fo:background-color="#ffffff" fo:color="#034942" style:font-name="Verdana" style:font-name-asian="Verdana" style:font-name-complex="Verdana"/>
    </style:style>
    <style:style style:name="T26_29" style:family="text">
      <style:text-properties fo:background-color="#ffffff" fo:color="#034942" style:font-name="Verdana" style:font-name-asian="Verdana" style:font-name-complex="Verdana"/>
    </style:style>
    <style:style style:name="T26_30" style:family="text">
      <style:text-properties fo:background-color="#ffffff" fo:color="#034942" style:font-name="Verdana" style:font-name-asian="Verdana" style:font-name-complex="Verdana"/>
    </style:style>
    <style:style style:name="T26_31" style:family="text">
      <style:text-properties fo:background-color="#ffffff" fo:color="#034942" style:font-name="Verdana" style:font-name-asian="Verdana" style:font-name-complex="Verdana"/>
    </style:style>
    <style:style style:name="T26_32" style:family="text">
      <style:text-properties fo:background-color="#ffffff" fo:color="#034942" style:font-name="Verdana" style:font-name-asian="Verdana" style:font-name-complex="Verdana"/>
    </style:style>
    <style:style style:name="T26_33" style:family="text">
      <style:text-properties fo:background-color="#ffffff" fo:color="#034942" style:font-name="Verdana" style:font-name-asian="Verdana" style:font-name-complex="Verdana"/>
    </style:style>
    <style:style style:name="T26_34" style:family="text">
      <style:text-properties fo:background-color="#ffffff" fo:color="#034942" style:font-name="Verdana" style:font-name-asian="Verdana" style:font-name-complex="Verdana"/>
    </style:style>
    <style:style style:name="T26_35" style:family="text">
      <style:text-properties fo:background-color="#ffffff" fo:color="#034942" style:font-name="Verdana" style:font-name-asian="Verdana" style:font-name-complex="Verdana"/>
    </style:style>
    <style:style style:name="T26_36" style:family="text">
      <style:text-properties fo:background-color="#ffffff" fo:color="#034942" style:font-name="Verdana" style:font-name-asian="Verdana" style:font-name-complex="Verdana"/>
    </style:style>
    <style:style style:name="T26_37" style:family="text">
      <style:text-properties fo:background-color="#ffffff" fo:color="#034942" style:font-name="Verdana" style:font-name-asian="Verdana" style:font-name-complex="Verdana"/>
    </style:style>
    <style:style style:name="T26_38" style:family="text">
      <style:text-properties fo:background-color="#ffffff" fo:color="#034942" style:font-name="Verdana" style:font-name-asian="Verdana" style:font-name-complex="Verdana"/>
    </style:style>
    <style:style style:name="T26_39" style:family="text">
      <style:text-properties fo:background-color="#ffffff" fo:color="#034942" style:font-name="Verdana" style:font-name-asian="Verdana" style:font-name-complex="Verdana"/>
    </style:style>
    <style:style style:name="T26_40" style:family="text">
      <style:text-properties fo:background-color="#ffffff" fo:color="#034942" style:font-name="Verdana" style:font-name-asian="Verdana" style:font-name-complex="Verdana"/>
    </style:style>
    <style:style style:name="T26_41" style:family="text">
      <style:text-properties fo:background-color="#ffffff" fo:color="#034942" style:font-name="Verdana" style:font-name-asian="Verdana" style:font-name-complex="Verdana"/>
    </style:style>
    <style:style style:name="T26_42" style:family="text">
      <style:text-properties fo:background-color="#ffffff" fo:color="#034942" style:font-name="Verdana" style:font-name-asian="Verdana" style:font-name-complex="Verdana"/>
    </style:style>
    <style:style style:name="T26_43" style:family="text">
      <style:text-properties fo:background-color="#ffffff" fo:color="#034942" style:font-name="Verdana" style:font-name-asian="Verdana" style:font-name-complex="Verdana"/>
    </style:style>
    <style:style style:name="T26_44" style:family="text">
      <style:text-properties fo:background-color="#ffffff" fo:color="#034942" style:font-name="Verdana" style:font-name-asian="Verdana" style:font-name-complex="Verdana"/>
    </style:style>
    <style:style style:name="T26_45" style:family="text">
      <style:text-properties fo:background-color="#ffffff" fo:color="#034942" style:font-name="Verdana" style:font-name-asian="Verdana" style:font-name-complex="Verdana"/>
    </style:style>
    <style:style style:name="T26_46" style:family="text">
      <style:text-properties fo:background-color="#ffffff" fo:color="#034942" style:font-name="Verdana" style:font-name-asian="Verdana" style:font-name-complex="Verdana"/>
    </style:style>
    <style:style style:name="T26_47" style:family="text">
      <style:text-properties fo:background-color="#ffffff" fo:color="#034942" style:font-name="Verdana" style:font-name-asian="Verdana" style:font-name-complex="Verdana"/>
    </style:style>
    <style:style style:name="T26_48" style:family="text">
      <style:text-properties fo:background-color="#ffffff" fo:color="#034942" style:font-name="Verdana" style:font-name-asian="Verdana" style:font-name-complex="Verdana"/>
    </style:style>
    <style:style style:name="T26_49" style:family="text">
      <style:text-properties fo:background-color="#ffffff" fo:color="#034942" style:font-name="Verdana" style:font-name-asian="Verdana" style:font-name-complex="Verdana"/>
    </style:style>
    <style:style style:name="T26_50" style:family="text">
      <style:text-properties fo:background-color="#ffffff" fo:color="#034942" style:font-name="Verdana" style:font-name-asian="Verdana" style:font-name-complex="Verdana"/>
    </style:style>
    <style:style style:name="T26_51" style:family="text">
      <style:text-properties fo:background-color="#ffffff" fo:color="#034942" style:font-name="Verdana" style:font-name-asian="Verdana" style:font-name-complex="Verdana"/>
    </style:style>
    <style:style style:name="T26_52" style:family="text">
      <style:text-properties fo:background-color="#ffffff" fo:color="#034942" style:font-name="Verdana" style:font-name-asian="Verdana" style:font-name-complex="Verdana"/>
    </style:style>
    <style:style style:name="T26_53" style:family="text">
      <style:text-properties fo:background-color="#ffffff" fo:color="#034942" style:font-name="Verdana" style:font-name-asian="Verdana" style:font-name-complex="Verdana"/>
    </style:style>
    <style:style style:name="T26_54" style:family="text">
      <style:text-properties fo:background-color="#ffffff" fo:color="#034942" style:font-name="Verdana" style:font-name-asian="Verdana" style:font-name-complex="Verdana"/>
    </style:style>
    <style:style style:name="T26_55" style:family="text">
      <style:text-properties fo:background-color="#ffffff" fo:color="#034942" style:font-name="Verdana" style:font-name-asian="Verdana" style:font-name-complex="Verdana"/>
    </style:style>
    <style:style style:name="T26_56" style:family="text">
      <style:text-properties fo:background-color="#ffffff" fo:color="#034942" style:font-name="Verdana" style:font-name-asian="Verdana" style:font-name-complex="Verdana"/>
    </style:style>
    <style:style style:name="T26_57" style:family="text">
      <style:text-properties fo:background-color="#ffffff" fo:color="#034942" style:font-name="Verdana" style:font-name-asian="Verdana" style:font-name-complex="Verdana"/>
    </style:style>
    <style:style style:name="T26_58" style:family="text">
      <style:text-properties fo:background-color="#ffffff" fo:color="#034942" style:font-name="Verdana" style:font-name-asian="Verdana" style:font-name-complex="Verdana"/>
    </style:style>
    <style:style style:name="T26_59" style:family="text">
      <style:text-properties fo:background-color="#ffffff" fo:color="#034942" style:font-name="Verdana" style:font-name-asian="Verdana" style:font-name-complex="Verdana"/>
    </style:style>
    <style:style style:name="T26_60" style:family="text">
      <style:text-properties fo:background-color="#ffffff" fo:color="#034942" style:font-name="Verdana" style:font-name-asian="Verdana" style:font-name-complex="Verdana"/>
    </style:style>
    <style:style style:name="T26_61" style:family="text">
      <style:text-properties fo:background-color="#ffffff" fo:color="#034942" style:font-name="Verdana" style:font-name-asian="Verdana" style:font-name-complex="Verdana"/>
    </style:style>
    <style:style style:name="T26_62" style:family="text">
      <style:text-properties fo:background-color="#ffffff" fo:color="#034942" style:font-name="Verdana" style:font-name-asian="Verdana" style:font-name-complex="Verdana"/>
    </style:style>
    <style:style style:name="T26_63" style:family="text">
      <style:text-properties fo:background-color="#ffffff" fo:color="#034942" style:font-name="Verdana" style:font-name-asian="Verdana" style:font-name-complex="Verdana"/>
    </style:style>
    <style:style style:name="T26_64" style:family="text">
      <style:text-properties fo:background-color="#ffffff" fo:color="#034942" style:font-name="Verdana" style:font-name-asian="Verdana" style:font-name-complex="Verdana"/>
    </style:style>
    <style:style style:name="T26_65" style:family="text">
      <style:text-properties fo:background-color="#ffffff" fo:color="#034942" style:font-name="Verdana" style:font-name-asian="Verdana" style:font-name-complex="Verdana"/>
    </style:style>
    <style:style style:name="T26_66" style:family="text">
      <style:text-properties fo:background-color="#ffffff" fo:color="#034942" style:font-name="Verdana" style:font-name-asian="Verdana" style:font-name-complex="Verdana"/>
    </style:style>
    <style:style style:name="T26_67" style:family="text">
      <style:text-properties fo:background-color="#ffffff" fo:color="#034942" style:font-name="Verdana" style:font-name-asian="Verdana" style:font-name-complex="Verdana"/>
    </style:style>
    <style:style style:name="T26_68" style:family="text">
      <style:text-properties fo:background-color="#ffffff" fo:color="#034942" style:font-name="Verdana" style:font-name-asian="Verdana" style:font-name-complex="Verdana"/>
    </style:style>
    <style:style style:name="T26_69" style:family="text">
      <style:text-properties fo:background-color="#ffffff" fo:color="#034942" style:font-name="Verdana" style:font-name-asian="Verdana" style:font-name-complex="Verdana"/>
    </style:style>
    <style:style style:name="T26_70" style:family="text">
      <style:text-properties fo:background-color="#ffffff" fo:color="#034942" style:font-name="Verdana" style:font-name-asian="Verdana" style:font-name-complex="Verdana"/>
    </style:style>
    <style:style style:name="T26_71" style:family="text">
      <style:text-properties fo:background-color="#ffffff" fo:color="#034942" style:font-name="Verdana" style:font-name-asian="Verdana" style:font-name-complex="Verdana"/>
    </style:style>
    <style:style style:name="T26_72" style:family="text">
      <style:text-properties fo:background-color="#ffffff" fo:color="#034942" style:font-name="Verdana" style:font-name-asian="Verdana" style:font-name-complex="Verdana"/>
    </style:style>
    <style:style style:name="T26_73" style:family="text">
      <style:text-properties fo:background-color="#ffffff" fo:color="#034942" style:font-name="Verdana" style:font-name-asian="Verdana" style:font-name-complex="Verdana"/>
    </style:style>
    <style:style style:name="T26_74" style:family="text">
      <style:text-properties fo:background-color="#ffffff" fo:color="#034942" style:font-name="Verdana" style:font-name-asian="Verdana" style:font-name-complex="Verdana"/>
    </style:style>
    <style:style style:name="T26_75" style:family="text">
      <style:text-properties fo:background-color="#ffffff" fo:color="#034942" style:font-name="Verdana" style:font-name-asian="Verdana" style:font-name-complex="Verdana"/>
    </style:style>
    <style:style style:name="T26_76" style:family="text">
      <style:text-properties fo:background-color="#ffffff" fo:color="#034942" style:font-name="Verdana" style:font-name-asian="Verdana" style:font-name-complex="Verdana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Heading_20_3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background-color="#ffffff" fo:color="#034942" style:font-name="Verdana" style:font-name-asian="Verdana" style:font-name-complex="Verdana"/>
    </style:style>
    <style:style style:name="T29_2" style:family="text">
      <style:text-properties fo:background-color="#ffffff" fo:color="#034942" style:font-name="Verdana" style:font-name-asian="Verdana" style:font-name-complex="Verdana"/>
    </style:style>
    <style:style style:name="T29_3" style:family="text">
      <style:text-properties fo:background-color="#ffffff" fo:color="#034942" style:font-name="Verdana" style:font-name-asian="Verdana" style:font-name-complex="Verdana"/>
    </style:style>
    <style:style style:name="T29_4" style:family="text">
      <style:text-properties fo:background-color="#ffffff" fo:color="#034942" style:font-name="Verdana" style:font-name-asian="Verdana" style:font-name-complex="Verdana"/>
    </style:style>
    <style:style style:name="T29_5" style:family="text">
      <style:text-properties fo:background-color="#ffffff" fo:color="#034942" style:font-name="Verdana" style:font-name-asian="Verdana" style:font-name-complex="Verdana"/>
    </style:style>
    <style:style style:name="T29_6" style:family="text">
      <style:text-properties fo:background-color="#ffffff" fo:color="#034942" style:font-name="Verdana" style:font-name-asian="Verdana" style:font-name-complex="Verdana"/>
    </style:style>
    <style:style style:name="T29_7" style:family="text">
      <style:text-properties fo:background-color="#ffffff" fo:color="#034942" style:font-name="Verdana" style:font-name-asian="Verdana" style:font-name-complex="Verdana"/>
    </style:style>
    <style:style style:name="T29_8" style:family="text">
      <style:text-properties fo:background-color="#ffffff" fo:color="#034942" style:font-name="Verdana" style:font-name-asian="Verdana" style:font-name-complex="Verdana"/>
    </style:style>
    <style:style style:name="T29_9" style:family="text">
      <style:text-properties fo:background-color="#ffffff" fo:color="#034942" style:font-name="Verdana" style:font-name-asian="Verdana" style:font-name-complex="Verdana"/>
    </style:style>
    <style:style style:name="T29_10" style:family="text">
      <style:text-properties fo:background-color="#ffffff" fo:color="#034942" style:font-name="Verdana" style:font-name-asian="Verdana" style:font-name-complex="Verdana"/>
    </style:style>
    <style:style style:name="T29_11" style:family="text">
      <style:text-properties fo:background-color="#ffffff" fo:color="#034942" style:font-name="Verdana" style:font-name-asian="Verdana" style:font-name-complex="Verdana"/>
    </style:style>
    <style:style style:name="T29_12" style:family="text">
      <style:text-properties fo:background-color="#ffffff" fo:color="#034942" style:font-name="Verdana" style:font-name-asian="Verdana" style:font-name-complex="Verdana"/>
    </style:style>
    <style:style style:name="T29_13" style:family="text">
      <style:text-properties fo:background-color="#ffffff" fo:color="#034942" style:font-name="Verdana" style:font-name-asian="Verdana" style:font-name-complex="Verdana"/>
    </style:style>
    <style:style style:name="T29_14" style:family="text">
      <style:text-properties fo:background-color="#ffffff" fo:color="#034942" style:font-name="Verdana" style:font-name-asian="Verdana" style:font-name-complex="Verdana"/>
    </style:style>
    <style:style style:name="T29_15" style:family="text">
      <style:text-properties fo:background-color="#ffffff" fo:color="#034942" style:font-name="Verdana" style:font-name-asian="Verdana" style:font-name-complex="Verdana"/>
    </style:style>
    <style:style style:name="T29_16" style:family="text">
      <style:text-properties fo:background-color="#ffffff" fo:color="#034942" style:font-name="Verdana" style:font-name-asian="Verdana" style:font-name-complex="Verdana"/>
    </style:style>
    <style:style style:name="T29_17" style:family="text">
      <style:text-properties fo:background-color="#ffffff" fo:color="#034942" style:font-name="Verdana" style:font-name-asian="Verdana" style:font-name-complex="Verdana"/>
    </style:style>
    <style:style style:name="T29_18" style:family="text">
      <style:text-properties fo:background-color="#ffffff" fo:color="#034942" style:font-name="Verdana" style:font-name-asian="Verdana" style:font-name-complex="Verdana"/>
    </style:style>
    <style:style style:name="T29_19" style:family="text">
      <style:text-properties fo:background-color="#ffffff" fo:color="#034942" style:font-name="Verdana" style:font-name-asian="Verdana" style:font-name-complex="Verdana"/>
    </style:style>
    <style:style style:name="T29_20" style:family="text">
      <style:text-properties fo:background-color="#ffffff" fo:color="#034942" style:font-name="Verdana" style:font-name-asian="Verdana" style:font-name-complex="Verdana"/>
    </style:style>
    <style:style style:name="T29_21" style:family="text">
      <style:text-properties fo:background-color="#ffffff" fo:color="#034942" style:font-name="Verdana" style:font-name-asian="Verdana" style:font-name-complex="Verdana"/>
    </style:style>
    <style:style style:name="T29_22" style:family="text">
      <style:text-properties fo:background-color="#ffffff" fo:color="#034942" style:font-name="Verdana" style:font-name-asian="Verdana" style:font-name-complex="Verdana"/>
    </style:style>
    <style:style style:name="T29_23" style:family="text">
      <style:text-properties fo:background-color="#ffffff" fo:color="#034942" style:font-name="Verdana" style:font-name-asian="Verdana" style:font-name-complex="Verdana"/>
    </style:style>
    <style:style style:name="T29_24" style:family="text">
      <style:text-properties fo:background-color="#ffffff" fo:color="#034942" style:font-name="Verdana" style:font-name-asian="Verdana" style:font-name-complex="Verdana"/>
    </style:style>
    <style:style style:name="T29_25" style:family="text">
      <style:text-properties fo:background-color="#ffffff" fo:color="#034942" style:font-name="Verdana" style:font-name-asian="Verdana" style:font-name-complex="Verdana"/>
    </style:style>
    <style:style style:name="T29_26" style:family="text">
      <style:text-properties fo:background-color="#ffffff" fo:color="#034942" style:font-name="Verdana" style:font-name-asian="Verdana" style:font-name-complex="Verdana"/>
    </style:style>
    <style:style style:name="T29_27" style:family="text">
      <style:text-properties fo:background-color="#ffffff" fo:color="#034942" style:font-name="Verdana" style:font-name-asian="Verdana" style:font-name-complex="Verdana"/>
    </style:style>
    <style:style style:name="T29_28" style:family="text">
      <style:text-properties fo:background-color="#ffffff" fo:color="#034942" style:font-name="Verdana" style:font-name-asian="Verdana" style:font-name-complex="Verdana"/>
    </style:style>
    <style:style style:name="T29_29" style:family="text">
      <style:text-properties fo:background-color="#ffffff" fo:color="#034942" style:font-name="Verdana" style:font-name-asian="Verdana" style:font-name-complex="Verdana"/>
    </style:style>
    <style:style style:name="T29_30" style:family="text">
      <style:text-properties fo:background-color="#ffffff" fo:color="#034942" style:font-name="Verdana" style:font-name-asian="Verdana" style:font-name-complex="Verdana"/>
    </style:style>
    <style:style style:name="T29_31" style:family="text">
      <style:text-properties fo:background-color="#ffffff" fo:color="#034942" style:font-name="Verdana" style:font-name-asian="Verdana" style:font-name-complex="Verdana"/>
    </style:style>
    <style:style style:name="T29_32" style:family="text">
      <style:text-properties fo:background-color="#ffffff" fo:color="#034942" style:font-name="Verdana" style:font-name-asian="Verdana" style:font-name-complex="Verdana"/>
    </style:style>
    <style:style style:name="T29_33" style:family="text">
      <style:text-properties fo:background-color="#ffffff" fo:color="#034942" style:font-name="Verdana" style:font-name-asian="Verdana" style:font-name-complex="Verdana"/>
    </style:style>
    <style:style style:name="T29_34" style:family="text">
      <style:text-properties fo:background-color="#ffffff" fo:color="#034942" style:font-name="Verdana" style:font-name-asian="Verdana" style:font-name-complex="Verdana"/>
    </style:style>
    <style:style style:name="T29_35" style:family="text">
      <style:text-properties fo:background-color="#ffffff" fo:color="#034942" style:font-name="Verdana" style:font-name-asian="Verdana" style:font-name-complex="Verdana"/>
    </style:style>
    <style:style style:name="T29_36" style:family="text">
      <style:text-properties fo:background-color="#ffffff" fo:color="#034942" style:font-name="Verdana" style:font-name-asian="Verdana" style:font-name-complex="Verdana"/>
    </style:style>
    <style:style style:name="T29_37" style:family="text">
      <style:text-properties fo:background-color="#ffffff" fo:color="#034942" style:font-name="Verdana" style:font-name-asian="Verdana" style:font-name-complex="Verdana"/>
    </style:style>
    <style:style style:name="T29_38" style:family="text">
      <style:text-properties fo:background-color="#ffffff" fo:color="#034942" style:font-name="Verdana" style:font-name-asian="Verdana" style:font-name-complex="Verdana"/>
    </style:style>
    <style:style style:name="T29_39" style:family="text">
      <style:text-properties fo:background-color="#ffffff" fo:color="#034942" style:font-name="Verdana" style:font-name-asian="Verdana" style:font-name-complex="Verdana"/>
    </style:style>
    <style:style style:name="T29_40" style:family="text">
      <style:text-properties fo:background-color="#ffffff" fo:color="#034942" style:font-name="Verdana" style:font-name-asian="Verdana" style:font-name-complex="Verdana"/>
    </style:style>
    <style:style style:name="T29_41" style:family="text">
      <style:text-properties fo:background-color="#ffffff" fo:color="#034942" style:font-name="Verdana" style:font-name-asian="Verdana" style:font-name-complex="Verdana"/>
    </style:style>
    <style:style style:name="T29_42" style:family="text">
      <style:text-properties fo:background-color="#ffffff" fo:color="#034942" style:font-name="Verdana" style:font-name-asian="Verdana" style:font-name-complex="Verdana"/>
    </style:style>
    <style:style style:name="T29_43" style:family="text">
      <style:text-properties fo:background-color="#ffffff" fo:color="#034942" style:font-name="Verdana" style:font-name-asian="Verdana" style:font-name-complex="Verdana"/>
    </style:style>
    <style:style style:name="T29_44" style:family="text">
      <style:text-properties fo:background-color="#ffffff" fo:color="#034942" style:font-name="Verdana" style:font-name-asian="Verdana" style:font-name-complex="Verdana"/>
    </style:style>
    <style:style style:name="T29_45" style:family="text">
      <style:text-properties fo:background-color="#ffffff" fo:color="#034942" style:font-name="Verdana" style:font-name-asian="Verdana" style:font-name-complex="Verdana"/>
    </style:style>
    <style:style style:name="T29_46" style:family="text">
      <style:text-properties fo:background-color="#ffffff" fo:color="#034942" style:font-name="Verdana" style:font-name-asian="Verdana" style:font-name-complex="Verdana"/>
    </style:style>
    <style:style style:name="T29_47" style:family="text">
      <style:text-properties fo:background-color="#ffffff" fo:color="#034942" style:font-name="Verdana" style:font-name-asian="Verdana" style:font-name-complex="Verdana"/>
    </style:style>
    <style:style style:name="T29_48" style:family="text">
      <style:text-properties fo:background-color="#ffffff" fo:color="#034942" style:font-name="Verdana" style:font-name-asian="Verdana" style:font-name-complex="Verdana"/>
    </style:style>
    <style:style style:name="T29_49" style:family="text">
      <style:text-properties fo:background-color="#ffffff" fo:color="#034942" style:font-name="Verdana" style:font-name-asian="Verdana" style:font-name-complex="Verdana"/>
    </style:style>
    <style:style style:name="T29_50" style:family="text">
      <style:text-properties fo:background-color="#ffffff" fo:color="#034942" style:font-name="Verdana" style:font-name-asian="Verdana" style:font-name-complex="Verdana"/>
    </style:style>
    <style:style style:name="T29_51" style:family="text">
      <style:text-properties fo:background-color="#ffffff" fo:color="#034942" style:font-name="Verdana" style:font-name-asian="Verdana" style:font-name-complex="Verdana"/>
    </style:style>
    <style:style style:name="T29_52" style:family="text">
      <style:text-properties fo:background-color="#ffffff" fo:color="#034942" style:font-name="Verdana" style:font-name-asian="Verdana" style:font-name-complex="Verdana"/>
    </style:style>
    <style:style style:name="T29_53" style:family="text">
      <style:text-properties fo:background-color="#ffffff" fo:color="#034942" style:font-name="Verdana" style:font-name-asian="Verdana" style:font-name-complex="Verdana"/>
    </style:style>
    <style:style style:name="T29_54" style:family="text">
      <style:text-properties fo:background-color="#ffffff" fo:color="#034942" style:font-name="Verdana" style:font-name-asian="Verdana" style:font-name-complex="Verdana"/>
    </style:style>
    <style:style style:name="T29_55" style:family="text">
      <style:text-properties fo:background-color="#ffffff" fo:color="#034942" style:font-name="Verdana" style:font-name-asian="Verdana" style:font-name-complex="Verdana"/>
    </style:style>
    <style:style style:name="T29_56" style:family="text">
      <style:text-properties fo:background-color="#ffffff" fo:color="#034942" style:font-name="Verdana" style:font-name-asian="Verdana" style:font-name-complex="Verdana"/>
    </style:style>
    <style:style style:name="T29_57" style:family="text">
      <style:text-properties fo:background-color="#ffffff" fo:color="#034942" style:font-name="Verdana" style:font-name-asian="Verdana" style:font-name-complex="Verdana"/>
    </style:style>
    <style:style style:name="T29_58" style:family="text">
      <style:text-properties fo:background-color="#ffffff" fo:color="#034942" style:font-name="Verdana" style:font-name-asian="Verdana" style:font-name-complex="Verdana"/>
    </style:style>
    <style:style style:name="T29_59" style:family="text">
      <style:text-properties fo:background-color="#ffffff" fo:color="#034942" style:font-name="Verdana" style:font-name-asian="Verdana" style:font-name-complex="Verdana"/>
    </style:style>
    <style:style style:name="T29_60" style:family="text">
      <style:text-properties fo:background-color="#ffffff" fo:color="#034942" style:font-name="Verdana" style:font-name-asian="Verdana" style:font-name-complex="Verdana"/>
    </style:style>
    <style:style style:name="T29_61" style:family="text">
      <style:text-properties fo:background-color="#ffffff" fo:color="#034942" style:font-name="Verdana" style:font-name-asian="Verdana" style:font-name-complex="Verdana"/>
    </style:style>
    <style:style style:name="T29_62" style:family="text">
      <style:text-properties fo:background-color="#ffffff" fo:color="#034942" style:font-name="Verdana" style:font-name-asian="Verdana" style:font-name-complex="Verdana"/>
    </style:style>
    <style:style style:name="T29_63" style:family="text">
      <style:text-properties fo:background-color="#ffffff" fo:color="#034942" style:font-name="Verdana" style:font-name-asian="Verdana" style:font-name-complex="Verdana"/>
    </style:style>
    <style:style style:name="T29_64" style:family="text">
      <style:text-properties fo:background-color="#ffffff" fo:color="#034942" style:font-name="Verdana" style:font-name-asian="Verdana" style:font-name-complex="Verdana"/>
    </style:style>
    <style:style style:name="T29_65" style:family="text">
      <style:text-properties fo:background-color="#ffffff" fo:color="#034942" style:font-name="Verdana" style:font-name-asian="Verdana" style:font-name-complex="Verdana"/>
    </style:style>
    <style:style style:name="T29_66" style:family="text">
      <style:text-properties fo:background-color="#ffffff" fo:color="#034942" style:font-name="Verdana" style:font-name-asian="Verdana" style:font-name-complex="Verdana"/>
    </style:style>
    <style:style style:name="T29_67" style:family="text">
      <style:text-properties fo:background-color="#ffffff" fo:color="#034942" style:font-name="Verdana" style:font-name-asian="Verdana" style:font-name-complex="Verdana"/>
    </style:style>
    <style:style style:name="T29_68" style:family="text">
      <style:text-properties fo:background-color="#ffffff" fo:color="#034942" style:font-name="Verdana" style:font-name-asian="Verdana" style:font-name-complex="Verdana"/>
    </style:style>
    <style:style style:name="T29_69" style:family="text">
      <style:text-properties fo:background-color="#ffffff" fo:color="#034942" style:font-name="Verdana" style:font-name-asian="Verdana" style:font-name-complex="Verdana"/>
    </style:style>
    <style:style style:name="T29_70" style:family="text">
      <style:text-properties fo:background-color="#ffffff" fo:color="#034942" style:font-name="Verdana" style:font-name-asian="Verdana" style:font-name-complex="Verdana"/>
    </style:style>
    <style:style style:name="T29_71" style:family="text">
      <style:text-properties fo:background-color="#ffffff" fo:color="#034942" style:font-name="Verdana" style:font-name-asian="Verdana" style:font-name-complex="Verdana"/>
    </style:style>
    <style:style style:name="T29_72" style:family="text">
      <style:text-properties fo:background-color="#ffffff" fo:color="#034942" style:font-name="Verdana" style:font-name-asian="Verdana" style:font-name-complex="Verdana"/>
    </style:style>
    <style:style style:name="T29_73" style:family="text">
      <style:text-properties fo:background-color="#ffffff" fo:color="#034942" style:font-name="Verdana" style:font-name-asian="Verdana" style:font-name-complex="Verdana"/>
    </style:style>
    <style:style style:name="T29_74" style:family="text">
      <style:text-properties fo:background-color="#ffffff" fo:color="#034942" style:font-name="Verdana" style:font-name-asian="Verdana" style:font-name-complex="Verdana"/>
    </style:style>
    <style:style style:name="T29_75" style:family="text">
      <style:text-properties fo:background-color="#ffffff" fo:color="#034942" style:font-name="Verdana" style:font-name-asian="Verdana" style:font-name-complex="Verdana"/>
    </style:style>
    <style:style style:name="T29_76" style:family="text">
      <style:text-properties fo:background-color="#ffffff" fo:color="#034942" style:font-name="Verdana" style:font-name-asian="Verdana" style:font-name-complex="Verdana"/>
    </style:style>
    <style:style style:name="T29_77" style:family="text">
      <style:text-properties fo:background-color="#ffffff" fo:color="#034942" style:font-name="Verdana" style:font-name-asian="Verdana" style:font-name-complex="Verdana"/>
    </style:style>
    <style:style style:name="T29_78" style:family="text">
      <style:text-properties fo:background-color="#ffffff" fo:color="#034942" style:font-name="Verdana" style:font-name-asian="Verdana" style:font-name-complex="Verdana"/>
    </style:style>
    <style:style style:name="T29_79" style:family="text">
      <style:text-properties fo:background-color="#ffffff" fo:color="#034942" style:font-name="Verdana" style:font-name-asian="Verdana" style:font-name-complex="Verdana"/>
    </style:style>
    <style:style style:name="T29_80" style:family="text">
      <style:text-properties fo:background-color="#ffffff" fo:color="#034942" style:font-name="Verdana" style:font-name-asian="Verdana" style:font-name-complex="Verdana"/>
    </style:style>
    <style:style style:name="T29_81" style:family="text">
      <style:text-properties fo:background-color="#ffffff" fo:color="#034942" style:font-name="Verdana" style:font-name-asian="Verdana" style:font-name-complex="Verdana"/>
    </style:style>
    <style:style style:name="T29_82" style:family="text">
      <style:text-properties fo:background-color="#ffffff" fo:color="#034942" style:font-name="Verdana" style:font-name-asian="Verdana" style:font-name-complex="Verdana"/>
    </style:style>
    <style:style style:name="T29_83" style:family="text">
      <style:text-properties fo:background-color="#ffffff" fo:color="#034942" style:font-name="Verdana" style:font-name-asian="Verdana" style:font-name-complex="Verdana"/>
    </style:style>
    <style:style style:name="T29_84" style:family="text">
      <style:text-properties fo:background-color="#ffffff" fo:color="#034942" style:font-name="Verdana" style:font-name-asian="Verdana" style:font-name-complex="Verdana"/>
    </style:style>
    <style:style style:name="T29_85" style:family="text">
      <style:text-properties fo:background-color="#ffffff" fo:color="#034942" style:font-name="Verdana" style:font-name-asian="Verdana" style:font-name-complex="Verdana"/>
    </style:style>
    <style:style style:name="T29_86" style:family="text">
      <style:text-properties fo:background-color="#ffffff" fo:color="#034942" style:font-name="Verdana" style:font-name-asian="Verdana" style:font-name-complex="Verdana"/>
    </style:style>
    <style:style style:name="T29_87" style:family="text">
      <style:text-properties fo:background-color="#ffffff" fo:color="#034942" style:font-name="Verdana" style:font-name-asian="Verdana" style:font-name-complex="Verdana"/>
    </style:style>
    <style:style style:name="T29_88" style:family="text">
      <style:text-properties fo:background-color="#ffffff" fo:color="#034942" style:font-name="Verdana" style:font-name-asian="Verdana" style:font-name-complex="Verdana"/>
    </style:style>
    <style:style style:name="T29_89" style:family="text">
      <style:text-properties fo:background-color="#ffffff" fo:color="#034942" style:font-name="Verdana" style:font-name-asian="Verdana" style:font-name-complex="Verdana"/>
    </style:style>
    <style:style style:name="T29_90" style:family="text">
      <style:text-properties fo:background-color="#ffffff" fo:color="#034942" style:font-name="Verdana" style:font-name-asian="Verdana" style:font-name-complex="Verdana"/>
    </style:style>
    <style:style style:name="T29_91" style:family="text">
      <style:text-properties fo:background-color="#ffffff" fo:color="#034942" style:font-name="Verdana" style:font-name-asian="Verdana" style:font-name-complex="Verdana"/>
    </style:style>
    <style:style style:name="T29_92" style:family="text">
      <style:text-properties fo:background-color="#ffffff" fo:color="#034942" style:font-name="Verdana" style:font-name-asian="Verdana" style:font-name-complex="Verdana"/>
    </style:style>
    <style:style style:name="T29_93" style:family="text">
      <style:text-properties fo:background-color="#ffffff" fo:color="#034942" style:font-name="Verdana" style:font-name-asian="Verdana" style:font-name-complex="Verdana"/>
    </style:style>
    <style:style style:name="T29_94" style:family="text">
      <style:text-properties fo:background-color="#ffffff" fo:color="#034942" style:font-name="Verdana" style:font-name-asian="Verdana" style:font-name-complex="Verdana"/>
    </style:style>
    <style:style style:name="T29_95" style:family="text">
      <style:text-properties fo:background-color="#ffffff" fo:color="#034942" style:font-name="Verdana" style:font-name-asian="Verdana" style:font-name-complex="Verdana"/>
    </style:style>
    <style:style style:name="T29_96" style:family="text">
      <style:text-properties fo:background-color="#ffffff" fo:color="#034942" style:font-name="Verdana" style:font-name-asian="Verdana" style:font-name-complex="Verdana"/>
    </style:style>
    <style:style style:name="T29_97" style:family="text">
      <style:text-properties fo:background-color="#ffffff" fo:color="#034942" style:font-name="Verdana" style:font-name-asian="Verdana" style:font-name-complex="Verdana"/>
    </style:style>
    <style:style style:name="T29_98" style:family="text">
      <style:text-properties fo:background-color="#ffffff" fo:color="#034942" style:font-name="Verdana" style:font-name-asian="Verdana" style:font-name-complex="Verdana"/>
    </style:style>
    <style:style style:name="T29_99" style:family="text">
      <style:text-properties fo:background-color="#ffffff" fo:color="#034942" style:font-name="Verdana" style:font-name-asian="Verdana" style:font-name-complex="Verdana"/>
    </style:style>
    <style:style style:name="T29_100" style:family="text">
      <style:text-properties fo:background-color="#ffffff" fo:color="#034942" style:font-name="Verdana" style:font-name-asian="Verdana" style:font-name-complex="Verdana"/>
    </style:style>
    <style:style style:name="T29_101" style:family="text">
      <style:text-properties fo:background-color="#ffffff" fo:color="#034942" style:font-name="Verdana" style:font-name-asian="Verdana" style:font-name-complex="Verdana"/>
    </style:style>
    <style:style style:name="T29_102" style:family="text">
      <style:text-properties fo:background-color="#ffffff" fo:color="#034942" style:font-name="Verdana" style:font-name-asian="Verdana" style:font-name-complex="Verdana"/>
    </style:style>
    <style:style style:name="T29_103" style:family="text">
      <style:text-properties fo:background-color="#ffffff" fo:color="#034942" style:font-name="Verdana" style:font-name-asian="Verdana" style:font-name-complex="Verdana"/>
    </style:style>
    <style:style style:name="T29_104" style:family="text">
      <style:text-properties fo:background-color="#ffffff" fo:color="#034942" style:font-name="Verdana" style:font-name-asian="Verdana" style:font-name-complex="Verdana"/>
    </style:style>
    <style:style style:name="T29_105" style:family="text">
      <style:text-properties fo:background-color="#ffffff" fo:color="#034942" style:font-name="Verdana" style:font-name-asian="Verdana" style:font-name-complex="Verdana"/>
    </style:style>
    <style:style style:name="T29_106" style:family="text">
      <style:text-properties fo:background-color="#ffffff" fo:color="#034942" style:font-name="Verdana" style:font-name-asian="Verdana" style:font-name-complex="Verdana"/>
    </style:style>
    <style:style style:name="T29_107" style:family="text">
      <style:text-properties fo:background-color="#ffffff" fo:color="#034942" style:font-name="Verdana" style:font-name-asian="Verdana" style:font-name-complex="Verdana"/>
    </style:style>
    <style:style style:name="T29_108" style:family="text">
      <style:text-properties fo:background-color="#ffffff" fo:color="#034942" style:font-name="Verdana" style:font-name-asian="Verdana" style:font-name-complex="Verdana"/>
    </style:style>
    <style:style style:name="T29_109" style:family="text">
      <style:text-properties fo:background-color="#ffffff" fo:color="#034942" style:font-name="Verdana" style:font-name-asian="Verdana" style:font-name-complex="Verdana"/>
    </style:style>
    <style:style style:name="T29_110" style:family="text">
      <style:text-properties fo:background-color="#ffffff" fo:color="#034942" style:font-name="Verdana" style:font-name-asian="Verdana" style:font-name-complex="Verdana"/>
    </style:style>
    <style:style style:name="T29_111" style:family="text">
      <style:text-properties fo:background-color="#ffffff" fo:color="#034942" style:font-name="Verdana" style:font-name-asian="Verdana" style:font-name-complex="Verdana"/>
    </style:style>
    <style:style style:name="T29_112" style:family="text">
      <style:text-properties fo:background-color="#ffffff" fo:color="#034942" style:font-name="Verdana" style:font-name-asian="Verdana" style:font-name-complex="Verdana"/>
    </style:style>
    <style:style style:name="T29_113" style:family="text">
      <style:text-properties fo:background-color="#ffffff" fo:color="#034942" style:font-name="Verdana" style:font-name-asian="Verdana" style:font-name-complex="Verdana"/>
    </style:style>
    <style:style style:name="T29_114" style:family="text">
      <style:text-properties fo:background-color="#ffffff" fo:color="#034942" style:font-name="Verdana" style:font-name-asian="Verdana" style:font-name-complex="Verdana"/>
    </style:style>
    <style:style style:name="T29_115" style:family="text">
      <style:text-properties fo:background-color="#ffffff" fo:color="#034942" style:font-name="Verdana" style:font-name-asian="Verdana" style:font-name-complex="Verdana"/>
    </style:style>
    <style:style style:name="T29_116" style:family="text">
      <style:text-properties fo:background-color="#ffffff" fo:color="#034942" style:font-name="Verdana" style:font-name-asian="Verdana" style:font-name-complex="Verdana"/>
    </style:style>
    <style:style style:name="T29_117" style:family="text">
      <style:text-properties fo:background-color="#ffffff" fo:color="#034942" style:font-name="Verdana" style:font-name-asian="Verdana" style:font-name-complex="Verdana"/>
    </style:style>
    <style:style style:name="T29_118" style:family="text">
      <style:text-properties fo:background-color="#ffffff" fo:color="#034942" style:font-name="Verdana" style:font-name-asian="Verdana" style:font-name-complex="Verdana"/>
    </style:style>
    <style:style style:name="T29_119" style:family="text">
      <style:text-properties fo:background-color="#ffffff" fo:color="#034942" style:font-name="Verdana" style:font-name-asian="Verdana" style:font-name-complex="Verdana"/>
    </style:style>
    <style:style style:name="T29_120" style:family="text">
      <style:text-properties fo:background-color="#ffffff" fo:color="#034942" style:font-name="Verdana" style:font-name-asian="Verdana" style:font-name-complex="Verdana"/>
    </style:style>
    <style:style style:name="T29_121" style:family="text">
      <style:text-properties fo:background-color="#ffffff" fo:color="#034942" style:font-name="Verdana" style:font-name-asian="Verdana" style:font-name-complex="Verdana"/>
    </style:style>
    <style:style style:name="T29_122" style:family="text">
      <style:text-properties fo:background-color="#ffffff" fo:color="#034942" style:font-name="Verdana" style:font-name-asian="Verdana" style:font-name-complex="Verdana"/>
    </style:style>
    <style:style style:name="T29_123" style:family="text">
      <style:text-properties fo:background-color="#ffffff" fo:color="#034942" style:font-name="Verdana" style:font-name-asian="Verdana" style:font-name-complex="Verdana"/>
    </style:style>
    <style:style style:name="T29_124" style:family="text">
      <style:text-properties fo:background-color="#ffffff" fo:color="#034942" style:font-name="Verdana" style:font-name-asian="Verdana" style:font-name-complex="Verdana"/>
    </style:style>
    <style:style style:name="T29_125" style:family="text">
      <style:text-properties fo:background-color="#ffffff" fo:color="#034942" style:font-name="Verdana" style:font-name-asian="Verdana" style:font-name-complex="Verdana"/>
    </style:style>
    <style:style style:name="T29_126" style:family="text">
      <style:text-properties fo:background-color="#ffffff" fo:color="#034942" style:font-name="Verdana" style:font-name-asian="Verdana" style:font-name-complex="Verdana"/>
    </style:style>
    <style:style style:name="T29_127" style:family="text">
      <style:text-properties fo:background-color="#ffffff" fo:color="#034942" style:font-name="Verdana" style:font-name-asian="Verdana" style:font-name-complex="Verdana"/>
    </style:style>
    <style:style style:name="T29_128" style:family="text">
      <style:text-properties fo:background-color="#ffffff" fo:color="#034942" style:font-name="Verdana" style:font-name-asian="Verdana" style:font-name-complex="Verdana"/>
    </style:style>
    <style:style style:name="T29_129" style:family="text">
      <style:text-properties fo:background-color="#ffffff" fo:color="#034942" style:font-name="Verdana" style:font-name-asian="Verdana" style:font-name-complex="Verdana"/>
    </style:style>
    <style:style style:name="T29_130" style:family="text">
      <style:text-properties fo:background-color="#ffffff" fo:color="#034942" style:font-name="Verdana" style:font-name-asian="Verdana" style:font-name-complex="Verdana"/>
    </style:style>
    <style:style style:name="T29_131" style:family="text">
      <style:text-properties fo:background-color="#ffffff" fo:color="#034942" style:font-name="Verdana" style:font-name-asian="Verdana" style:font-name-complex="Verdana"/>
    </style:style>
    <style:style style:name="T29_132" style:family="text">
      <style:text-properties fo:background-color="#ffffff" fo:color="#034942" style:font-name="Verdana" style:font-name-asian="Verdana" style:font-name-complex="Verdana"/>
    </style:style>
    <style:style style:name="T29_133" style:family="text">
      <style:text-properties fo:background-color="#ffffff" fo:color="#034942" style:font-name="Verdana" style:font-name-asian="Verdana" style:font-name-complex="Verdana"/>
    </style:style>
    <style:style style:name="T29_134" style:family="text">
      <style:text-properties fo:background-color="#ffffff" fo:color="#034942" style:font-name="Verdana" style:font-name-asian="Verdana" style:font-name-complex="Verdana"/>
    </style:style>
    <style:style style:name="T29_135" style:family="text">
      <style:text-properties fo:background-color="#ffffff" fo:color="#034942" style:font-name="Verdana" style:font-name-asian="Verdana" style:font-name-complex="Verdana"/>
    </style:style>
    <style:style style:name="T29_136" style:family="text">
      <style:text-properties fo:background-color="#ffffff" fo:color="#034942" style:font-name="Verdana" style:font-name-asian="Verdana" style:font-name-complex="Verdana"/>
    </style:style>
    <style:style style:name="T29_137" style:family="text">
      <style:text-properties fo:background-color="#ffffff" fo:color="#034942" style:font-name="Verdana" style:font-name-asian="Verdana" style:font-name-complex="Verdana"/>
    </style:style>
    <style:style style:name="T29_138" style:family="text">
      <style:text-properties fo:background-color="#ffffff" fo:color="#034942" style:font-name="Verdana" style:font-name-asian="Verdana" style:font-name-complex="Verdana"/>
    </style:style>
    <style:style style:name="T29_139" style:family="text">
      <style:text-properties fo:background-color="#ffffff" fo:color="#034942" style:font-name="Verdana" style:font-name-asian="Verdana" style:font-name-complex="Verdana"/>
    </style:style>
    <style:style style:name="T29_140" style:family="text">
      <style:text-properties fo:background-color="#ffffff" fo:color="#034942" style:font-name="Verdana" style:font-name-asian="Verdana" style:font-name-complex="Verdana"/>
    </style:style>
    <style:style style:name="T29_141" style:family="text">
      <style:text-properties fo:background-color="#ffffff" fo:color="#034942" style:font-name="Verdana" style:font-name-asian="Verdana" style:font-name-complex="Verdana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Heading_20_3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background-color="#ffffff" fo:color="#034942" style:font-name="Verdana" style:font-name-asian="Verdana" style:font-name-complex="Verdana"/>
    </style:style>
    <style:style style:name="T32_2" style:family="text">
      <style:text-properties fo:background-color="#ffffff" fo:color="#034942" style:font-name="Verdana" style:font-name-asian="Verdana" style:font-name-complex="Verdana"/>
    </style:style>
    <style:style style:name="T32_3" style:family="text">
      <style:text-properties fo:background-color="#ffffff" fo:color="#034942" style:font-name="Verdana" style:font-name-asian="Verdana" style:font-name-complex="Verdana"/>
    </style:style>
    <style:style style:name="T32_4" style:family="text">
      <style:text-properties fo:background-color="#ffffff" fo:color="#034942" style:font-name="Verdana" style:font-name-asian="Verdana" style:font-name-complex="Verdana"/>
    </style:style>
    <style:style style:name="T32_5" style:family="text">
      <style:text-properties fo:background-color="#ffffff" fo:color="#034942" style:font-name="Verdana" style:font-name-asian="Verdana" style:font-name-complex="Verdana"/>
    </style:style>
    <style:style style:name="T32_6" style:family="text">
      <style:text-properties fo:background-color="#ffffff" fo:color="#034942" style:font-name="Verdana" style:font-name-asian="Verdana" style:font-name-complex="Verdana"/>
    </style:style>
    <style:style style:name="T32_7" style:family="text">
      <style:text-properties fo:background-color="#ffffff" fo:color="#034942" style:font-name="Verdana" style:font-name-asian="Verdana" style:font-name-complex="Verdana"/>
    </style:style>
    <style:style style:name="T32_8" style:family="text">
      <style:text-properties fo:background-color="#ffffff" fo:color="#034942" style:font-name="Verdana" style:font-name-asian="Verdana" style:font-name-complex="Verdana"/>
    </style:style>
    <style:style style:name="T32_9" style:family="text">
      <style:text-properties fo:background-color="#ffffff" fo:color="#034942" style:font-name="Verdana" style:font-name-asian="Verdana" style:font-name-complex="Verdana"/>
    </style:style>
    <style:style style:name="T32_10" style:family="text">
      <style:text-properties fo:background-color="#ffffff" fo:color="#034942" style:font-name="Verdana" style:font-name-asian="Verdana" style:font-name-complex="Verdana"/>
    </style:style>
    <style:style style:name="T32_11" style:family="text">
      <style:text-properties fo:background-color="#ffffff" fo:color="#034942" style:font-name="Verdana" style:font-name-asian="Verdana" style:font-name-complex="Verdana"/>
    </style:style>
    <style:style style:name="T32_12" style:family="text">
      <style:text-properties fo:background-color="#ffffff" fo:color="#034942" style:font-name="Verdana" style:font-name-asian="Verdana" style:font-name-complex="Verdana"/>
    </style:style>
    <style:style style:name="T32_13" style:family="text">
      <style:text-properties fo:background-color="#ffffff" fo:color="#034942" style:font-name="Verdana" style:font-name-asian="Verdana" style:font-name-complex="Verdana"/>
    </style:style>
    <style:style style:name="T32_14" style:family="text">
      <style:text-properties fo:background-color="#ffffff" fo:color="#034942" style:font-name="Verdana" style:font-name-asian="Verdana" style:font-name-complex="Verdana"/>
    </style:style>
    <style:style style:name="T32_15" style:family="text">
      <style:text-properties fo:background-color="#ffffff" fo:color="#034942" style:font-name="Verdana" style:font-name-asian="Verdana" style:font-name-complex="Verdana"/>
    </style:style>
    <style:style style:name="T32_16" style:family="text">
      <style:text-properties fo:background-color="#ffffff" fo:color="#034942" style:font-name="Verdana" style:font-name-asian="Verdana" style:font-name-complex="Verdana"/>
    </style:style>
    <style:style style:name="T32_17" style:family="text">
      <style:text-properties fo:background-color="#ffffff" fo:color="#034942" style:font-name="Verdana" style:font-name-asian="Verdana" style:font-name-complex="Verdana"/>
    </style:style>
    <style:style style:name="T32_18" style:family="text">
      <style:text-properties fo:background-color="#ffffff" fo:color="#034942" style:font-name="Verdana" style:font-name-asian="Verdana" style:font-name-complex="Verdana"/>
    </style:style>
    <style:style style:name="T32_19" style:family="text">
      <style:text-properties fo:background-color="#ffffff" fo:color="#034942" style:font-name="Verdana" style:font-name-asian="Verdana" style:font-name-complex="Verdana"/>
    </style:style>
    <style:style style:name="T32_20" style:family="text">
      <style:text-properties fo:background-color="#ffffff" fo:color="#034942" style:font-name="Verdana" style:font-name-asian="Verdana" style:font-name-complex="Verdana"/>
    </style:style>
    <style:style style:name="T32_21" style:family="text">
      <style:text-properties fo:background-color="#ffffff" fo:color="#034942" style:font-name="Verdana" style:font-name-asian="Verdana" style:font-name-complex="Verdana"/>
    </style:style>
    <style:style style:name="T32_22" style:family="text">
      <style:text-properties fo:background-color="#ffffff" fo:color="#034942" style:font-name="Verdana" style:font-name-asian="Verdana" style:font-name-complex="Verdana"/>
    </style:style>
    <style:style style:name="T32_23" style:family="text">
      <style:text-properties fo:background-color="#ffffff" fo:color="#034942" style:font-name="Verdana" style:font-name-asian="Verdana" style:font-name-complex="Verdana"/>
    </style:style>
    <style:style style:name="T32_24" style:family="text">
      <style:text-properties fo:background-color="#ffffff" fo:color="#034942" style:font-name="Verdana" style:font-name-asian="Verdana" style:font-name-complex="Verdana"/>
    </style:style>
    <style:style style:name="T32_25" style:family="text">
      <style:text-properties fo:background-color="#ffffff" fo:color="#034942" style:font-name="Verdana" style:font-name-asian="Verdana" style:font-name-complex="Verdana"/>
    </style:style>
    <style:style style:name="T32_26" style:family="text">
      <style:text-properties fo:background-color="#ffffff" fo:color="#034942" style:font-name="Verdana" style:font-name-asian="Verdana" style:font-name-complex="Verdana"/>
    </style:style>
    <style:style style:name="T32_27" style:family="text">
      <style:text-properties fo:background-color="#ffffff" fo:color="#034942" style:font-name="Verdana" style:font-name-asian="Verdana" style:font-name-complex="Verdana"/>
    </style:style>
    <style:style style:name="T32_28" style:family="text">
      <style:text-properties fo:background-color="#ffffff" fo:color="#034942" style:font-name="Verdana" style:font-name-asian="Verdana" style:font-name-complex="Verdana"/>
    </style:style>
    <style:style style:name="T32_29" style:family="text">
      <style:text-properties fo:background-color="#ffffff" fo:color="#034942" style:font-name="Verdana" style:font-name-asian="Verdana" style:font-name-complex="Verdana"/>
    </style:style>
    <style:style style:name="T32_30" style:family="text">
      <style:text-properties fo:background-color="#ffffff" fo:color="#034942" style:font-name="Verdana" style:font-name-asian="Verdana" style:font-name-complex="Verdana"/>
    </style:style>
    <style:style style:name="T32_31" style:family="text">
      <style:text-properties fo:background-color="#ffffff" fo:color="#034942" style:font-name="Verdana" style:font-name-asian="Verdana" style:font-name-complex="Verdana"/>
    </style:style>
    <style:style style:name="T32_32" style:family="text">
      <style:text-properties fo:background-color="#ffffff" fo:color="#034942" style:font-name="Verdana" style:font-name-asian="Verdana" style:font-name-complex="Verdana"/>
    </style:style>
    <style:style style:name="T32_33" style:family="text">
      <style:text-properties fo:background-color="#ffffff" fo:color="#034942" style:font-name="Verdana" style:font-name-asian="Verdana" style:font-name-complex="Verdana"/>
    </style:style>
    <style:style style:name="T32_34" style:family="text">
      <style:text-properties fo:background-color="#ffffff" fo:color="#034942" style:font-name="Verdana" style:font-name-asian="Verdana" style:font-name-complex="Verdana"/>
    </style:style>
    <style:style style:name="T32_35" style:family="text">
      <style:text-properties fo:background-color="#ffffff" fo:color="#034942" style:font-name="Verdana" style:font-name-asian="Verdana" style:font-name-complex="Verdana"/>
    </style:style>
    <style:style style:name="T32_36" style:family="text">
      <style:text-properties fo:background-color="#ffffff" fo:color="#034942" style:font-name="Verdana" style:font-name-asian="Verdana" style:font-name-complex="Verdana"/>
    </style:style>
    <style:style style:name="T32_37" style:family="text">
      <style:text-properties fo:background-color="#ffffff" fo:color="#034942" style:font-name="Verdana" style:font-name-asian="Verdana" style:font-name-complex="Verdana"/>
    </style:style>
    <style:style style:name="T32_38" style:family="text">
      <style:text-properties fo:background-color="#ffffff" fo:color="#034942" style:font-name="Verdana" style:font-name-asian="Verdana" style:font-name-complex="Verdana"/>
    </style:style>
    <style:style style:name="T32_39" style:family="text">
      <style:text-properties fo:background-color="#ffffff" fo:color="#034942" style:font-name="Verdana" style:font-name-asian="Verdana" style:font-name-complex="Verdana"/>
    </style:style>
    <style:style style:name="T32_40" style:family="text">
      <style:text-properties fo:background-color="#ffffff" fo:color="#034942" style:font-name="Verdana" style:font-name-asian="Verdana" style:font-name-complex="Verdana"/>
    </style:style>
    <style:style style:name="T32_41" style:family="text">
      <style:text-properties fo:background-color="#ffffff" fo:color="#034942" style:font-name="Verdana" style:font-name-asian="Verdana" style:font-name-complex="Verdana"/>
    </style:style>
    <style:style style:name="T32_42" style:family="text">
      <style:text-properties fo:background-color="#ffffff" fo:color="#034942" style:font-name="Verdana" style:font-name-asian="Verdana" style:font-name-complex="Verdana"/>
    </style:style>
    <style:style style:name="T32_43" style:family="text">
      <style:text-properties fo:background-color="#ffffff" fo:color="#034942" style:font-name="Verdana" style:font-name-asian="Verdana" style:font-name-complex="Verdana"/>
    </style:style>
    <style:style style:name="T32_44" style:family="text">
      <style:text-properties fo:background-color="#ffffff" fo:color="#034942" style:font-name="Verdana" style:font-name-asian="Verdana" style:font-name-complex="Verdana"/>
    </style:style>
    <style:style style:name="T32_45" style:family="text">
      <style:text-properties fo:background-color="#ffffff" fo:color="#034942" style:font-name="Verdana" style:font-name-asian="Verdana" style:font-name-complex="Verdana"/>
    </style:style>
    <style:style style:name="T32_46" style:family="text">
      <style:text-properties fo:background-color="#ffffff" fo:color="#034942" style:font-name="Verdana" style:font-name-asian="Verdana" style:font-name-complex="Verdana"/>
    </style:style>
    <style:style style:name="T32_47" style:family="text">
      <style:text-properties fo:background-color="#ffffff" fo:color="#034942" style:font-name="Verdana" style:font-name-asian="Verdana" style:font-name-complex="Verdana"/>
    </style:style>
    <style:style style:name="T32_48" style:family="text">
      <style:text-properties fo:background-color="#ffffff" fo:color="#034942" style:font-name="Verdana" style:font-name-asian="Verdana" style:font-name-complex="Verdana"/>
    </style:style>
    <style:style style:name="T32_49" style:family="text">
      <style:text-properties fo:background-color="#ffffff" fo:color="#034942" style:font-name="Verdana" style:font-name-asian="Verdana" style:font-name-complex="Verdana"/>
    </style:style>
    <style:style style:name="T32_50" style:family="text">
      <style:text-properties fo:background-color="#ffffff" fo:color="#034942" style:font-name="Verdana" style:font-name-asian="Verdana" style:font-name-complex="Verdana"/>
    </style:style>
    <style:style style:name="T32_51" style:family="text">
      <style:text-properties fo:background-color="#ffffff" fo:color="#034942" style:font-name="Verdana" style:font-name-asian="Verdana" style:font-name-complex="Verdana"/>
    </style:style>
    <style:style style:name="T32_52" style:family="text">
      <style:text-properties fo:background-color="#ffffff" fo:color="#034942" style:font-name="Verdana" style:font-name-asian="Verdana" style:font-name-complex="Verdana"/>
    </style:style>
    <style:style style:name="T32_53" style:family="text">
      <style:text-properties fo:background-color="#ffffff" fo:color="#034942" style:font-name="Verdana" style:font-name-asian="Verdana" style:font-name-complex="Verdana"/>
    </style:style>
    <style:style style:name="T32_54" style:family="text">
      <style:text-properties fo:background-color="#ffffff" fo:color="#034942" style:font-name="Verdana" style:font-name-asian="Verdana" style:font-name-complex="Verdana"/>
    </style:style>
    <style:style style:name="T32_55" style:family="text">
      <style:text-properties fo:background-color="#ffffff" fo:color="#034942" style:font-name="Verdana" style:font-name-asian="Verdana" style:font-name-complex="Verdana"/>
    </style:style>
    <style:style style:name="T32_56" style:family="text">
      <style:text-properties fo:background-color="#ffffff" fo:color="#034942" style:font-name="Verdana" style:font-name-asian="Verdana" style:font-name-complex="Verdana"/>
    </style:style>
    <style:style style:name="T32_57" style:family="text">
      <style:text-properties fo:background-color="#ffffff" fo:color="#034942" style:font-name="Verdana" style:font-name-asian="Verdana" style:font-name-complex="Verdana"/>
    </style:style>
    <style:style style:name="T32_58" style:family="text">
      <style:text-properties fo:background-color="#ffffff" fo:color="#034942" style:font-name="Verdana" style:font-name-asian="Verdana" style:font-name-complex="Verdana"/>
    </style:style>
    <style:style style:name="T32_59" style:family="text">
      <style:text-properties fo:background-color="#ffffff" fo:color="#034942" style:font-name="Verdana" style:font-name-asian="Verdana" style:font-name-complex="Verdana"/>
    </style:style>
    <style:style style:name="T32_60" style:family="text">
      <style:text-properties fo:background-color="#ffffff" fo:color="#034942" style:font-name="Verdana" style:font-name-asian="Verdana" style:font-name-complex="Verdana"/>
    </style:style>
    <style:style style:name="T32_61" style:family="text">
      <style:text-properties fo:background-color="#ffffff" fo:color="#034942" style:font-name="Verdana" style:font-name-asian="Verdana" style:font-name-complex="Verdana"/>
    </style:style>
    <style:style style:name="T32_62" style:family="text">
      <style:text-properties fo:background-color="#ffffff" fo:color="#034942" style:font-name="Verdana" style:font-name-asian="Verdana" style:font-name-complex="Verdana"/>
    </style:style>
    <style:style style:name="T32_63" style:family="text">
      <style:text-properties fo:background-color="#ffffff" fo:color="#034942" style:font-name="Verdana" style:font-name-asian="Verdana" style:font-name-complex="Verdana"/>
    </style:style>
    <style:style style:name="T32_64" style:family="text">
      <style:text-properties fo:background-color="#ffffff" fo:color="#034942" style:font-name="Verdana" style:font-name-asian="Verdana" style:font-name-complex="Verdana"/>
    </style:style>
    <style:style style:name="T32_65" style:family="text">
      <style:text-properties fo:background-color="#ffffff" fo:color="#034942" style:font-name="Verdana" style:font-name-asian="Verdana" style:font-name-complex="Verdana"/>
    </style:style>
    <style:style style:name="T32_66" style:family="text">
      <style:text-properties fo:background-color="#ffffff" fo:color="#034942" style:font-name="Verdana" style:font-name-asian="Verdana" style:font-name-complex="Verdana"/>
    </style:style>
    <style:style style:name="T32_67" style:family="text">
      <style:text-properties fo:background-color="#ffffff" fo:color="#034942" style:font-name="Verdana" style:font-name-asian="Verdana" style:font-name-complex="Verdana"/>
    </style:style>
    <style:style style:name="T32_68" style:family="text">
      <style:text-properties fo:background-color="#ffffff" fo:color="#034942" style:font-name="Verdana" style:font-name-asian="Verdana" style:font-name-complex="Verdana"/>
    </style:style>
    <style:style style:name="T32_69" style:family="text">
      <style:text-properties fo:background-color="#ffffff" fo:color="#034942" style:font-name="Verdana" style:font-name-asian="Verdana" style:font-name-complex="Verdana"/>
    </style:style>
    <style:style style:name="T32_70" style:family="text">
      <style:text-properties fo:background-color="#ffffff" fo:color="#034942" style:font-name="Verdana" style:font-name-asian="Verdana" style:font-name-complex="Verdana"/>
    </style:style>
    <style:style style:name="T32_71" style:family="text">
      <style:text-properties fo:background-color="#ffffff" fo:color="#034942" style:font-name="Verdana" style:font-name-asian="Verdana" style:font-name-complex="Verdana"/>
    </style:style>
    <style:style style:name="T32_72" style:family="text">
      <style:text-properties fo:background-color="#ffffff" fo:color="#034942" style:font-name="Verdana" style:font-name-asian="Verdana" style:font-name-complex="Verdana"/>
    </style:style>
    <style:style style:name="T32_73" style:family="text">
      <style:text-properties fo:background-color="#ffffff" fo:color="#034942" style:font-name="Verdana" style:font-name-asian="Verdana" style:font-name-complex="Verdana"/>
    </style:style>
    <style:style style:name="T32_74" style:family="text">
      <style:text-properties fo:background-color="#ffffff" fo:color="#034942" style:font-name="Verdana" style:font-name-asian="Verdana" style:font-name-complex="Verdana"/>
    </style:style>
    <style:style style:name="T32_75" style:family="text">
      <style:text-properties fo:background-color="#ffffff" fo:color="#034942" style:font-name="Verdana" style:font-name-asian="Verdana" style:font-name-complex="Verdana"/>
    </style:style>
    <style:style style:name="T32_76" style:family="text">
      <style:text-properties fo:background-color="#ffffff" fo:color="#034942" style:font-name="Verdana" style:font-name-asian="Verdana" style:font-name-complex="Verdana"/>
    </style:style>
    <style:style style:name="T32_77" style:family="text">
      <style:text-properties fo:background-color="#ffffff" fo:color="#034942" style:font-name="Verdana" style:font-name-asian="Verdana" style:font-name-complex="Verdana"/>
    </style:style>
    <style:style style:name="T32_78" style:family="text">
      <style:text-properties fo:background-color="#ffffff" fo:color="#034942" style:font-name="Verdana" style:font-name-asian="Verdana" style:font-name-complex="Verdana"/>
    </style:style>
    <style:style style:name="T32_79" style:family="text">
      <style:text-properties fo:background-color="#ffffff" fo:color="#034942" style:font-name="Verdana" style:font-name-asian="Verdana" style:font-name-complex="Verdana"/>
    </style:style>
    <style:style style:name="T32_80" style:family="text">
      <style:text-properties fo:background-color="#ffffff" fo:color="#034942" style:font-name="Verdana" style:font-name-asian="Verdana" style:font-name-complex="Verdana"/>
    </style:style>
    <style:style style:name="T32_81" style:family="text">
      <style:text-properties fo:background-color="#ffffff" fo:color="#034942" style:font-name="Verdana" style:font-name-asian="Verdana" style:font-name-complex="Verdana"/>
    </style:style>
    <style:style style:name="T32_82" style:family="text">
      <style:text-properties fo:background-color="#ffffff" fo:color="#034942" style:font-name="Verdana" style:font-name-asian="Verdana" style:font-name-complex="Verdana"/>
    </style:style>
    <style:style style:name="T32_83" style:family="text">
      <style:text-properties fo:background-color="#ffffff" fo:color="#034942" style:font-name="Verdana" style:font-name-asian="Verdana" style:font-name-complex="Verdana"/>
    </style:style>
    <style:style style:name="T32_84" style:family="text">
      <style:text-properties fo:background-color="#ffffff" fo:color="#034942" style:font-name="Verdana" style:font-name-asian="Verdana" style:font-name-complex="Verdana"/>
    </style:style>
  </office:automatic-styles>
  <office:body>
    <office:text>
      <text:p text:style-name="P1"><text:bookmark-start text:name="h.bt1ji41ce6t5"/><text:bookmark-end text:name="h.bt1ji41ce6t5"/></text:p>
      <text:p text:style-name="P2"><text:bookmark-start text:name="h.j2rbxagp18i5"/><text:bookmark-end text:name="h.j2rbxagp18i5"/><text:span text:style-name="T2_1">CharacterName</text:span></text:p>
      <text:p text:style-name="P3"/>
      <text:p text:style-name="P4"><text:span text:style-name="T4_1">No</text:span><text:span text:style-name="T4_2"><text:s/></text:span><text:span text:style-name="T4_3">more</text:span><text:span text:style-name="T4_4"><text:s/></text:span><text:span text:style-name="T4_5">than</text:span><text:span text:style-name="T4_6"><text:s/></text:span><text:span text:style-name="T4_7">a</text:span><text:span text:style-name="T4_8"><text:s/></text:span><text:span text:style-name="T4_9">side</text:span><text:span text:style-name="T4_10"><text:s/></text:span><text:span text:style-name="T4_11">of</text:span><text:span text:style-name="T4_12"><text:s/></text:span><text:span text:style-name="T4_13">background</text:span><text:span text:style-name="T4_14"><text:s/></text:span><text:span text:style-name="T4_15">explaining</text:span><text:span text:style-name="T4_16"><text:s/></text:span><text:span text:style-name="T4_17">who</text:span><text:span text:style-name="T4_18"><text:s/></text:span><text:span text:style-name="T4_19">the</text:span><text:span text:style-name="T4_20"><text:s/></text:span><text:span text:style-name="T4_21">character</text:span><text:span text:style-name="T4_22"><text:s/></text:span><text:span text:style-name="T4_23">is</text:span><text:span text:style-name="T4_24">,<text:s/></text:span><text:span text:style-name="T4_25">why</text:span><text:span text:style-name="T4_26"><text:s/></text:span><text:span text:style-name="T4_27">they</text:span><text:span text:style-name="T4_28"><text:s/></text:span><text:span text:style-name="T4_29">are</text:span><text:span text:style-name="T4_30"><text:s/></text:span><text:span text:style-name="T4_31">present</text:span><text:span text:style-name="T4_32"><text:s/></text:span><text:span text:style-name="T4_33">and</text:span><text:span text:style-name="T4_34"><text:s/></text:span><text:span text:style-name="T4_35">what</text:span><text:span text:style-name="T4_36"><text:s/></text:span><text:span text:style-name="T4_37">they</text:span><text:span text:style-name="T4_38"><text:s/></text:span><text:span text:style-name="T4_39">want</text:span><text:span text:style-name="T4_40">.<text:s/></text:span><text:span text:style-name="T4_41">The</text:span><text:span text:style-name="T4_42"><text:s/></text:span><text:span text:style-name="T4_43">first</text:span><text:span text:style-name="T4_44"><text:s/></text:span><text:span text:style-name="T4_45">paragraph</text:span><text:span text:style-name="T4_46"><text:s/></text:span><text:span text:style-name="T4_47">must</text:span><text:span text:style-name="T4_48"><text:s/></text:span><text:span text:style-name="T4_49">set</text:span><text:span text:style-name="T4_50"><text:s/></text:span><text:span text:style-name="T4_51">the</text:span><text:span text:style-name="T4_52"><text:s/></text:span><text:span text:style-name="T4_53">scene</text:span><text:span text:style-name="T4_54"><text:s/></text:span><text:span text:style-name="T4_55">and</text:span><text:span text:style-name="T4_56"><text:s/></text:span><text:span text:style-name="T4_57">give</text:span><text:span text:style-name="T4_58"><text:s/></text:span><text:span text:style-name="T4_59">a</text:span><text:span text:style-name="T4_60"><text:s/></text:span><text:span text:style-name="T4_61">brief</text:span><text:span text:style-name="T4_62"><text:s/></text:span><text:span text:style-name="T4_63">description</text:span><text:span text:style-name="T4_64"><text:s/></text:span><text:span text:style-name="T4_65">of</text:span><text:span text:style-name="T4_66"><text:s/></text:span><text:span text:style-name="T4_67">the</text:span><text:span text:style-name="T4_68"><text:s/></text:span><text:span text:style-name="T4_69">character</text:span><text:span text:style-name="T4_70"><text:s/></text:span><text:span text:style-name="T4_71">before</text:span><text:span text:style-name="T4_72"><text:s/></text:span><text:span text:style-name="T4_73">going</text:span><text:span text:style-name="T4_74"><text:s/></text:span><text:span text:style-name="T4_75">into</text:span><text:span text:style-name="T4_76"><text:s/></text:span><text:span text:style-name="T4_77">details</text:span><text:span text:style-name="T4_78"><text:s/>-<text:s/></text:span><text:span text:style-name="T4_79">something</text:span><text:span text:style-name="T4_80"><text:s/></text:span><text:span text:style-name="T4_81">along</text:span><text:span text:style-name="T4_82"><text:s/></text:span><text:span text:style-name="T4_83">the</text:span><text:span text:style-name="T4_84"><text:s/></text:span><text:span text:style-name="T4_85">lines</text:span><text:span text:style-name="T4_86"><text:s/></text:span><text:span text:style-name="T4_87">of</text:span><text:span text:style-name="T4_88"><text:s/>"</text:span><text:span text:style-name="T4_89">You</text:span><text:span text:style-name="T4_90"><text:s/></text:span><text:span text:style-name="T4_91">are</text:span><text:span text:style-name="T4_92"><text:s/></text:span><text:span text:style-name="T4_93">John</text:span><text:span text:style-name="T4_94"><text:s/></text:span><text:span text:style-name="T4_95">Smith</text:span><text:span text:style-name="T4_96"><text:s/></text:span><text:span text:style-name="T4_97">and</text:span><text:span text:style-name="T4_98"><text:s/></text:span><text:span text:style-name="T4_99">you</text:span><text:span text:style-name="T4_100"><text:s/></text:span><text:span text:style-name="T4_101">are</text:span><text:span text:style-name="T4_102"><text:s/></text:span><text:span text:style-name="T4_103">an</text:span><text:span text:style-name="T4_104"><text:s/></text:span><text:span text:style-name="T4_105">insurance</text:span><text:span text:style-name="T4_106"><text:s/></text:span><text:span text:style-name="T4_107">broker</text:span><text:span text:style-name="T4_108">.<text:s/></text:span><text:span text:style-name="T4_109">Unfortunately</text:span><text:span text:style-name="T4_110"><text:s/></text:span><text:span text:style-name="T4_111">you</text:span><text:span text:style-name="T4_112"><text:s/></text:span><text:span text:style-name="T4_113">are</text:span><text:span text:style-name="T4_114"><text:s/></text:span><text:span text:style-name="T4_115">not</text:span><text:span text:style-name="T4_116"><text:s/></text:span><text:span text:style-name="T4_117">a</text:span><text:span text:style-name="T4_118"><text:s/></text:span><text:span text:style-name="T4_119">very</text:span><text:span text:style-name="T4_120"><text:s/></text:span><text:span text:style-name="T4_121">good</text:span><text:span text:style-name="T4_122"><text:s/></text:span><text:span text:style-name="T4_123">insurance</text:span><text:span text:style-name="T4_124"><text:s/></text:span><text:span text:style-name="T4_125">broker</text:span><text:span text:style-name="T4_126">,<text:s/></text:span><text:span text:style-name="T4_127">and</text:span><text:span text:style-name="T4_128"><text:s/></text:span><text:span text:style-name="T4_129">your</text:span><text:span text:style-name="T4_130"><text:s/></text:span><text:span text:style-name="T4_131">business</text:span><text:span text:style-name="T4_132"><text:s/></text:span><text:span text:style-name="T4_133">has</text:span><text:span text:style-name="T4_134"><text:s/></text:span><text:span text:style-name="T4_135">been</text:span><text:span text:style-name="T4_136"><text:s/></text:span><text:span text:style-name="T4_137">teetering</text:span><text:span text:style-name="T4_138"><text:s/></text:span><text:span text:style-name="T4_139">on</text:span><text:span text:style-name="T4_140"><text:s/></text:span><text:span text:style-name="T4_141">the</text:span><text:span text:style-name="T4_142"><text:s/></text:span><text:span text:style-name="T4_143">edge</text:span><text:span text:style-name="T4_144"><text:s/></text:span><text:span text:style-name="T4_145">of</text:span><text:span text:style-name="T4_146"><text:s/></text:span><text:span text:style-name="T4_147">bankruptcy</text:span><text:span text:style-name="T4_148"><text:s/></text:span><text:span text:style-name="T4_149">for</text:span><text:span text:style-name="T4_150"><text:s/></text:span><text:span text:style-name="T4_151">the</text:span><text:span text:style-name="T4_152"><text:s/></text:span><text:span text:style-name="T4_153">last</text:span><text:span text:style-name="T4_154"><text:s/></text:span><text:span text:style-name="T4_155">three</text:span><text:span text:style-name="T4_156"><text:s/></text:span><text:span text:style-name="T4_157">months</text:span><text:span text:style-name="T4_158">.<text:s/></text:span><text:span text:style-name="T4_159">You</text:span><text:span text:style-name="T4_160"><text:s/></text:span><text:span text:style-name="T4_161">are</text:span><text:span text:style-name="T4_162"><text:s/></text:span><text:span text:style-name="T4_163">here</text:span><text:span text:style-name="T4_164"><text:s/></text:span><text:span text:style-name="T4_165">with</text:span><text:span text:style-name="T4_166"><text:s/></text:span><text:span text:style-name="T4_167">your</text:span><text:span text:style-name="T4_168"><text:s/></text:span><text:span text:style-name="T4_169">secretary</text:span><text:span text:style-name="T4_170"><text:s/></text:span><text:span text:style-name="T4_171">because</text:span><text:span text:style-name="T4_172">..."</text:span></text:p>
      <text:p text:style-name="P5"/>
      <text:p text:style-name="P6"/>
      <text:h text:style-name="P7" text:outline-level="10"><text:bookmark-start text:name="h.lrbht5kndp3r"/><text:bookmark-end text:name="h.lrbht5kndp3r"/><text:span text:style-name="T7_1">Secret</text:span></text:h>
      <text:p text:style-name="P8"><text:span text:style-name="T8_1">This</text:span><text:span text:style-name="T8_2"><text:s/></text:span><text:span text:style-name="T8_3">characters</text:span><text:span text:style-name="T8_4"><text:s/></text:span><text:span text:style-name="T8_5">secret</text:span></text:p>
      <text:p text:style-name="P9"/>
      <text:h text:style-name="P10" text:outline-level="10"><text:bookmark-start text:name="h.76bbks167y4c"/><text:bookmark-end text:name="h.76bbks167y4c"/><text:span text:style-name="T10_1">Clue</text:span></text:h>
      <text:p text:style-name="P11"><text:span text:style-name="T11_1">This</text:span><text:span text:style-name="T11_2"><text:s/></text:span><text:span text:style-name="T11_3">characters</text:span><text:span text:style-name="T11_4"><text:s/></text:span><text:span text:style-name="T11_5">clue</text:span></text:p>
      <text:p text:style-name="P12"/>
      <text:p text:style-name="P13"><text:span text:style-name="T13_1">Illness</text:span></text:p>
      <text:p text:style-name="P14"><text:span text:style-name="T14_1">Any</text:span><text:span text:style-name="T14_2"><text:s/></text:span><text:span text:style-name="T14_3">sickness</text:span><text:span text:style-name="T14_4"><text:s/></text:span><text:span text:style-name="T14_5">that</text:span><text:span text:style-name="T14_6"><text:s/></text:span><text:span text:style-name="T14_7">this</text:span><text:span text:style-name="T14_8"><text:s/></text:span><text:span text:style-name="T14_9">character</text:span><text:span text:style-name="T14_10"><text:s/></text:span><text:span text:style-name="T14_11">has</text:span></text:p>
      <text:p text:style-name="P15"/>
      <text:h text:style-name="P16" text:outline-level="10"><text:bookmark-start text:name="h.mljj7ilodhbs"/><text:bookmark-end text:name="h.mljj7ilodhbs"/><text:span text:style-name="T16_1">Abilities</text:span></text:h>
      <text:p text:style-name="P17"><text:span text:style-name="T17_1">Abilities</text:span><text:span text:style-name="T17_2"><text:s/></text:span><text:span text:style-name="T17_3">that</text:span><text:span text:style-name="T17_4"><text:s/></text:span><text:span text:style-name="T17_5">the</text:span><text:span text:style-name="T17_6"><text:s/></text:span><text:span text:style-name="T17_7">character</text:span><text:span text:style-name="T17_8"><text:s/></text:span><text:span text:style-name="T17_9">has</text:span></text:p>
      <text:p text:style-name="P18"/>
      <text:h text:style-name="P19" text:outline-level="10"><text:bookmark-start text:name="h.swvxkpix35i3"/><text:bookmark-end text:name="h.swvxkpix35i3"/><text:span text:style-name="T19_1">Items</text:span></text:h>
      <text:p text:style-name="P20"><text:span text:style-name="T20_1">Any</text:span><text:span text:style-name="T20_2"><text:s/></text:span><text:span text:style-name="T20_3">items</text:span><text:span text:style-name="T20_4"><text:s/></text:span><text:span text:style-name="T20_5">that</text:span><text:span text:style-name="T20_6"><text:s/></text:span><text:span text:style-name="T20_7">this</text:span><text:span text:style-name="T20_8"><text:s/></text:span><text:span text:style-name="T20_9">character</text:span><text:span text:style-name="T20_10"><text:s/></text:span><text:span text:style-name="T20_11">is</text:span><text:span text:style-name="T20_12"><text:s/></text:span><text:span text:style-name="T20_13">holding</text:span></text:p>
      <text:p text:style-name="P21"/>
      <text:h text:style-name="P22" text:outline-level="10"><text:bookmark-start text:name="h.lqf5ur11oxfc"/><text:bookmark-end text:name="h.lqf5ur11oxfc"/><text:span text:style-name="T22_1">Other</text:span><text:span text:style-name="T22_2"><text:s/></text:span><text:span text:style-name="T22_3">People</text:span></text:h>
      <text:p text:style-name="P23"><text:span text:style-name="T23_1">Things</text:span><text:span text:style-name="T23_2"><text:s/>(</text:span><text:span text:style-name="T23_3">including</text:span><text:span text:style-name="T23_4"><text:s/></text:span><text:span text:style-name="T23_5">secrets</text:span><text:span text:style-name="T23_6">)<text:s/></text:span><text:span text:style-name="T23_7">that</text:span><text:span text:style-name="T23_8"><text:s/></text:span><text:span text:style-name="T23_9">the</text:span><text:span text:style-name="T23_10"><text:s/></text:span><text:span text:style-name="T23_11">character</text:span><text:span text:style-name="T23_12"><text:s/></text:span><text:span text:style-name="T23_13">knows</text:span><text:span text:style-name="T23_14"><text:s/></text:span><text:span text:style-name="T23_15">about</text:span><text:span text:style-name="T23_16"><text:s/></text:span><text:span text:style-name="T23_17">other</text:span><text:span text:style-name="T23_18"><text:s/></text:span><text:span text:style-name="T23_19">characters</text:span><text:span text:style-name="T23_20"><text:s/></text:span><text:span text:style-name="T23_21">in</text:span><text:span text:style-name="T23_22"><text:s/></text:span><text:span text:style-name="T23_23">the</text:span><text:span text:style-name="T23_24"><text:s/></text:span><text:span text:style-name="T23_25">game</text:span><text:span text:style-name="T23_26">.<text:s/></text:span><text:span text:style-name="T23_27">This</text:span><text:span text:style-name="T23_28"><text:s/></text:span><text:span text:style-name="T23_29">section</text:span><text:span text:style-name="T23_30"><text:s/></text:span><text:span text:style-name="T23_31">can</text:span><text:span text:style-name="T23_32"><text:s/></text:span><text:span text:style-name="T23_33">be</text:span><text:span text:style-name="T23_34"><text:s/></text:span><text:span text:style-name="T23_35">useful</text:span><text:span text:style-name="T23_36"><text:s/></text:span><text:span text:style-name="T23_37">for</text:span><text:span text:style-name="T23_38"><text:s/></text:span><text:span text:style-name="T23_39">breaking</text:span><text:span text:style-name="T23_40"><text:s/></text:span><text:span text:style-name="T23_41">the</text:span><text:span text:style-name="T23_42"><text:s/></text:span><text:span text:style-name="T23_43">ice</text:span><text:span text:style-name="T23_44"><text:s/></text:span><text:span text:style-name="T23_45">and</text:span><text:span text:style-name="T23_46"><text:s/></text:span><text:span text:style-name="T23_47">getting</text:span><text:span text:style-name="T23_48"><text:s/></text:span><text:span text:style-name="T23_49">the</text:span><text:span text:style-name="T23_50"><text:s/></text:span><text:span text:style-name="T23_51">murder</text:span><text:span text:style-name="T23_52"><text:s/></text:span><text:span text:style-name="T23_53">mystery</text:span><text:span text:style-name="T23_54"><text:s/></text:span><text:span text:style-name="T23_55">moving</text:span><text:span text:style-name="T23_56">.<text:s/></text:span><text:span text:style-name="T23_57">Do</text:span><text:span text:style-name="T23_58"><text:s/></text:span><text:span text:style-name="T23_59">not</text:span><text:span text:style-name="T23_60"><text:s/></text:span><text:span text:style-name="T23_61">simply</text:span><text:span text:style-name="T23_62"><text:s/></text:span><text:span text:style-name="T23_63">repeat</text:span><text:span text:style-name="T23_64"><text:s/></text:span><text:span text:style-name="T23_65">information</text:span><text:span text:style-name="T23_66"><text:s/></text:span><text:span text:style-name="T23_67">that</text:span><text:span text:style-name="T23_68">'</text:span><text:span text:style-name="T23_69">s</text:span><text:span text:style-name="T23_70"><text:s/></text:span><text:span text:style-name="T23_71">in</text:span><text:span text:style-name="T23_72"><text:s/></text:span><text:span text:style-name="T23_73">the</text:span><text:span text:style-name="T23_74"><text:s/></text:span><text:span text:style-name="T23_75">cast</text:span><text:span text:style-name="T23_76"><text:s/></text:span><text:span text:style-name="T23_77">list</text:span><text:span text:style-name="T23_78"><text:s/>-<text:s/></text:span><text:span text:style-name="T23_79">the</text:span><text:span text:style-name="T23_80"><text:s/></text:span><text:span text:style-name="T23_81">information</text:span><text:span text:style-name="T23_82"><text:s/></text:span><text:span text:style-name="T23_83">in</text:span><text:span text:style-name="T23_84"><text:s/></text:span><text:span text:style-name="T23_85">the</text:span><text:span text:style-name="T23_86"><text:s/>"</text:span><text:span text:style-name="T23_87">Other</text:span><text:span text:style-name="T23_88"><text:s/></text:span><text:span text:style-name="T23_89">People</text:span><text:span text:style-name="T23_90">"<text:s/></text:span><text:span text:style-name="T23_91">section</text:span><text:span text:style-name="T23_92"><text:s/></text:span><text:span text:style-name="T23_93">should</text:span><text:span text:style-name="T23_94"><text:s/></text:span><text:span text:style-name="T23_95">be</text:span><text:span text:style-name="T23_96"><text:s/></text:span><text:span text:style-name="T23_97">unique</text:span><text:span text:style-name="T23_98"><text:s/></text:span><text:span text:style-name="T23_99">and</text:span><text:span text:style-name="T23_100"><text:s/></text:span><text:span text:style-name="T23_101">enough</text:span><text:span text:style-name="T23_102"><text:s/></text:span><text:span text:style-name="T23_103">to</text:span><text:span text:style-name="T23_104"><text:s/></text:span><text:span text:style-name="T23_105">start</text:span><text:span text:style-name="T23_106"><text:s/></text:span><text:span text:style-name="T23_107">a</text:span><text:span text:style-name="T23_108"><text:s/></text:span><text:span text:style-name="T23_109">conversation</text:span><text:span text:style-name="T23_110">.</text:span></text:p>
      <text:p text:style-name="P24"><text:span text:style-name="T24_1">OtherPersonName</text:span><text:span text:style-name="T24_2">:<text:s/></text:span><text:span text:style-name="T24_3">OtherPersonInfo</text:span></text:p>
      <text:h text:style-name="P25" text:outline-level="10"><text:bookmark-start text:name="h.2xu9kz4vwter"/><text:bookmark-end text:name="h.2xu9kz4vwter"/><text:span text:style-name="T25_1">Interesting</text:span><text:span text:style-name="T25_2"><text:s/></text:span><text:span text:style-name="T25_3">Trivia</text:span></text:h>
      <text:p text:style-name="P26"><text:span text:style-name="T26_1">Background</text:span><text:span text:style-name="T26_2"><text:s/></text:span><text:span text:style-name="T26_3">information</text:span><text:span text:style-name="T26_4"><text:s/></text:span><text:span text:style-name="T26_5">that</text:span><text:span text:style-name="T26_6"><text:s/></text:span><text:span text:style-name="T26_7">the</text:span><text:span text:style-name="T26_8"><text:s/></text:span><text:span text:style-name="T26_9">character</text:span><text:span text:style-name="T26_10"><text:s/></text:span><text:span text:style-name="T26_11">knows</text:span><text:span text:style-name="T26_12"><text:s/></text:span><text:span text:style-name="T26_13">that</text:span><text:span text:style-name="T26_14"><text:s/></text:span><text:span text:style-name="T26_15">doesn</text:span><text:span text:style-name="T26_16">'</text:span><text:span text:style-name="T26_17">t</text:span><text:span text:style-name="T26_18"><text:s/></text:span><text:span text:style-name="T26_19">really</text:span><text:span text:style-name="T26_20"><text:s/></text:span><text:span text:style-name="T26_21">fit</text:span><text:span text:style-name="T26_22"><text:s/></text:span><text:span text:style-name="T26_23">in</text:span><text:span text:style-name="T26_24"><text:s/></text:span><text:span text:style-name="T26_25">anywhere</text:span><text:span text:style-name="T26_26"><text:s/></text:span><text:span text:style-name="T26_27">else</text:span><text:span text:style-name="T26_28">.<text:s/></text:span><text:span text:style-name="T26_29">If</text:span><text:span text:style-name="T26_30"><text:s/></text:span><text:span text:style-name="T26_31">it</text:span><text:span text:style-name="T26_32">'</text:span><text:span text:style-name="T26_33">s</text:span><text:span text:style-name="T26_34"><text:s/></text:span><text:span text:style-name="T26_35">information</text:span><text:span text:style-name="T26_36"><text:s/></text:span><text:span text:style-name="T26_37">that</text:span><text:span text:style-name="T26_38"><text:s/></text:span><text:span text:style-name="T26_39">everyone</text:span><text:span text:style-name="T26_40"><text:s/></text:span><text:span text:style-name="T26_41">should</text:span><text:span text:style-name="T26_42"><text:s/></text:span><text:span text:style-name="T26_43">know</text:span><text:span text:style-name="T26_44">,<text:s/></text:span><text:span text:style-name="T26_45">then</text:span><text:span text:style-name="T26_46"><text:s/></text:span><text:span text:style-name="T26_47">it</text:span><text:span text:style-name="T26_48"><text:s/></text:span><text:span text:style-name="T26_49">should</text:span><text:span text:style-name="T26_50"><text:s/></text:span><text:span text:style-name="T26_51">be</text:span><text:span text:style-name="T26_52"><text:s/></text:span><text:span text:style-name="T26_53">in</text:span><text:span text:style-name="T26_54"><text:s/></text:span><text:span text:style-name="T26_55">the</text:span><text:span text:style-name="T26_56"><text:s/></text:span><text:span text:style-name="T26_57">general</text:span><text:span text:style-name="T26_58"><text:s/></text:span><text:span text:style-name="T26_59">background</text:span><text:span text:style-name="T26_60"><text:s/>(</text:span><text:span text:style-name="T26_61">newspaper</text:span><text:span text:style-name="T26_62">,<text:s/></text:span><text:span text:style-name="T26_63">or</text:span><text:span text:style-name="T26_64"><text:s/></text:span><text:span text:style-name="T26_65">whatever</text:span><text:span text:style-name="T26_66">).<text:s/>(</text:span><text:span text:style-name="T26_67">We</text:span><text:span text:style-name="T26_68"><text:s/></text:span><text:span text:style-name="T26_69">only</text:span><text:span text:style-name="T26_70"><text:s/></text:span><text:span text:style-name="T26_71">rarely</text:span><text:span text:style-name="T26_72"><text:s/></text:span><text:span text:style-name="T26_73">use</text:span><text:span text:style-name="T26_74"><text:s/></text:span><text:span text:style-name="T26_75">this</text:span><text:span text:style-name="T26_76">.)</text:span></text:p>
      <text:p text:style-name="P27"/>
      <text:h text:style-name="P28" text:outline-level="10"><text:bookmark-start text:name="h.pbd33ukfqkg0"/><text:bookmark-end text:name="h.pbd33ukfqkg0"/><text:span text:style-name="T28_1">Your</text:span><text:span text:style-name="T28_2"><text:s/></text:span><text:span text:style-name="T28_3">Goals</text:span></text:h>
      <text:p text:style-name="P29"><text:span text:style-name="T29_1"><text:s/></text:span><text:span text:style-name="T29_2">A</text:span><text:span text:style-name="T29_3"><text:s/></text:span><text:span text:style-name="T29_4">list</text:span><text:span text:style-name="T29_5"><text:s/></text:span><text:span text:style-name="T29_6">of</text:span><text:span text:style-name="T29_7"><text:s/></text:span><text:span text:style-name="T29_8">the</text:span><text:span text:style-name="T29_9"><text:s/></text:span><text:span text:style-name="T29_10">character</text:span><text:span text:style-name="T29_11">'</text:span><text:span text:style-name="T29_12">s</text:span><text:span text:style-name="T29_13"><text:s/></text:span><text:span text:style-name="T29_14">goals</text:span><text:span text:style-name="T29_15"><text:s/>–<text:s/></text:span><text:span text:style-name="T29_16">one</text:span><text:span text:style-name="T29_17"><text:s/></text:span><text:span text:style-name="T29_18">of</text:span><text:span text:style-name="T29_19"><text:s/></text:span><text:span text:style-name="T29_20">which</text:span><text:span text:style-name="T29_21"><text:s/></text:span><text:span text:style-name="T29_22">should</text:span><text:span text:style-name="T29_23"><text:s/></text:span><text:span text:style-name="T29_24">be</text:span><text:span text:style-name="T29_25"><text:s/></text:span><text:span text:style-name="T29_26">to</text:span><text:span text:style-name="T29_27"><text:s/></text:span><text:span text:style-name="T29_28">solve</text:span><text:span text:style-name="T29_29"><text:s/></text:span><text:span text:style-name="T29_30">the</text:span><text:span text:style-name="T29_31"><text:s/></text:span><text:span text:style-name="T29_32">murder</text:span><text:span text:style-name="T29_33"><text:s/>(</text:span><text:span text:style-name="T29_34">if</text:span><text:span text:style-name="T29_35"><text:s/></text:span><text:span text:style-name="T29_36">there</text:span><text:span text:style-name="T29_37"><text:s/></text:span><text:span text:style-name="T29_38">is</text:span><text:span text:style-name="T29_39"><text:s/></text:span><text:span text:style-name="T29_40">a</text:span><text:span text:style-name="T29_41"><text:s/></text:span><text:span text:style-name="T29_42">murder</text:span><text:span text:style-name="T29_43">).<text:s/></text:span><text:span text:style-name="T29_44">The</text:span><text:span text:style-name="T29_45"><text:s/></text:span><text:span text:style-name="T29_46">goals</text:span><text:span text:style-name="T29_47"><text:s/></text:span><text:span text:style-name="T29_48">should</text:span><text:span text:style-name="T29_49"><text:s/></text:span><text:span text:style-name="T29_50">be</text:span><text:span text:style-name="T29_51"><text:s/></text:span><text:span text:style-name="T29_52">more</text:span><text:span text:style-name="T29_53"><text:s/></text:span><text:span text:style-name="T29_54">than</text:span><text:span text:style-name="T29_55"><text:s/></text:span><text:span text:style-name="T29_56">just</text:span><text:span text:style-name="T29_57"><text:s/>"</text:span><text:span text:style-name="T29_58">solve</text:span><text:span text:style-name="T29_59"><text:s/></text:span><text:span text:style-name="T29_60">the</text:span><text:span text:style-name="T29_61"><text:s/></text:span><text:span text:style-name="T29_62">murder</text:span><text:span text:style-name="T29_63">"<text:s/>–<text:s/></text:span><text:span text:style-name="T29_64">they</text:span><text:span text:style-name="T29_65"><text:s/></text:span><text:span text:style-name="T29_66">should</text:span><text:span text:style-name="T29_67"><text:s/></text:span><text:span text:style-name="T29_68">go</text:span><text:span text:style-name="T29_69"><text:s/></text:span><text:span text:style-name="T29_70">into</text:span><text:span text:style-name="T29_71"><text:s/></text:span><text:span text:style-name="T29_72">a</text:span><text:span text:style-name="T29_73"><text:s/></text:span><text:span text:style-name="T29_74">little</text:span><text:span text:style-name="T29_75"><text:s/></text:span><text:span text:style-name="T29_76">detail</text:span><text:span text:style-name="T29_77"><text:s/></text:span><text:span text:style-name="T29_78">why</text:span><text:span text:style-name="T29_79"><text:s/></text:span><text:span text:style-name="T29_80">they</text:span><text:span text:style-name="T29_81"><text:s/></text:span><text:span text:style-name="T29_82">want</text:span><text:span text:style-name="T29_83"><text:s/></text:span><text:span text:style-name="T29_84">to</text:span><text:span text:style-name="T29_85"><text:s/></text:span><text:span text:style-name="T29_86">achieve</text:span><text:span text:style-name="T29_87"><text:s/></text:span><text:span text:style-name="T29_88">the</text:span><text:span text:style-name="T29_89"><text:s/></text:span><text:span text:style-name="T29_90">particular</text:span><text:span text:style-name="T29_91"><text:s/></text:span><text:span text:style-name="T29_92">goal</text:span><text:span text:style-name="T29_93">.<text:s/></text:span><text:span text:style-name="T29_94">Goals</text:span><text:span text:style-name="T29_95"><text:s/></text:span><text:span text:style-name="T29_96">should</text:span><text:span text:style-name="T29_97"><text:s/></text:span><text:span text:style-name="T29_98">also</text:span><text:span text:style-name="T29_99"><text:s/></text:span><text:span text:style-name="T29_100">be</text:span><text:span text:style-name="T29_101"><text:s/></text:span><text:span text:style-name="T29_102">consistent</text:span><text:span text:style-name="T29_103"><text:s/></text:span><text:span text:style-name="T29_104">with</text:span><text:span text:style-name="T29_105"><text:s/></text:span><text:span text:style-name="T29_106">the</text:span><text:span text:style-name="T29_107"><text:s/></text:span><text:span text:style-name="T29_108">rest</text:span><text:span text:style-name="T29_109"><text:s/></text:span><text:span text:style-name="T29_110">of</text:span><text:span text:style-name="T29_111"><text:s/></text:span><text:span text:style-name="T29_112">the</text:span><text:span text:style-name="T29_113"><text:s/></text:span><text:span text:style-name="T29_114">character</text:span><text:span text:style-name="T29_115">,<text:s/></text:span><text:span text:style-name="T29_116">and</text:span><text:span text:style-name="T29_117"><text:s/></text:span><text:span text:style-name="T29_118">should</text:span><text:span text:style-name="T29_119"><text:s/></text:span><text:span text:style-name="T29_120">really</text:span><text:span text:style-name="T29_121"><text:s/></text:span><text:span text:style-name="T29_122">sum</text:span><text:span text:style-name="T29_123"><text:s/></text:span><text:span text:style-name="T29_124">up</text:span><text:span text:style-name="T29_125"><text:s/></text:span><text:span text:style-name="T29_126">that</text:span><text:span text:style-name="T29_127"><text:s/></text:span><text:span text:style-name="T29_128">characters</text:span><text:span text:style-name="T29_129"><text:s/></text:span><text:span text:style-name="T29_130">aims</text:span><text:span text:style-name="T29_131"><text:s/></text:span><text:span text:style-name="T29_132">and</text:span><text:span text:style-name="T29_133"><text:s/></text:span><text:span text:style-name="T29_134">objectives</text:span><text:span text:style-name="T29_135"><text:s/></text:span><text:span text:style-name="T29_136">for</text:span><text:span text:style-name="T29_137"><text:s/></text:span><text:span text:style-name="T29_138">the</text:span><text:span text:style-name="T29_139"><text:s/></text:span><text:span text:style-name="T29_140">party</text:span><text:span text:style-name="T29_141">.</text:span></text:p>
      <text:p text:style-name="P30"/>
      <text:h text:style-name="P31" text:outline-level="10"><text:bookmark-start text:name="h.eggd27osicgf"/><text:bookmark-end text:name="h.eggd27osicgf"/><text:span text:style-name="T31_1">Tips</text:span><text:span text:style-name="T31_2"><text:s/></text:span><text:span text:style-name="T31_3">for</text:span><text:span text:style-name="T31_4"><text:s/></text:span><text:span text:style-name="T31_5">Beginners</text:span></text:h>
      <text:p text:style-name="P32"><text:span text:style-name="T32_1">We</text:span><text:span text:style-name="T32_2"><text:s/></text:span><text:span text:style-name="T32_3">usually</text:span><text:span text:style-name="T32_4"><text:s/></text:span><text:span text:style-name="T32_5">include</text:span><text:span text:style-name="T32_6"><text:s/></text:span><text:span text:style-name="T32_7">a</text:span><text:span text:style-name="T32_8"><text:s/></text:span><text:span text:style-name="T32_9">couple</text:span><text:span text:style-name="T32_10"><text:s/></text:span><text:span text:style-name="T32_11">of</text:span><text:span text:style-name="T32_12"><text:s/></text:span><text:span text:style-name="T32_13">hints</text:span><text:span text:style-name="T32_14"><text:s/></text:span><text:span text:style-name="T32_15">to</text:span><text:span text:style-name="T32_16"><text:s/></text:span><text:span text:style-name="T32_17">get</text:span><text:span text:style-name="T32_18"><text:s/></text:span><text:span text:style-name="T32_19">new</text:span><text:span text:style-name="T32_20"><text:s/></text:span><text:span text:style-name="T32_21">players</text:span><text:span text:style-name="T32_22"><text:s/></text:span><text:span text:style-name="T32_23">started</text:span><text:span text:style-name="T32_24">.<text:s/></text:span><text:span text:style-name="T32_25">Tips</text:span><text:span text:style-name="T32_26"><text:s/></text:span><text:span text:style-name="T32_27">need</text:span><text:span text:style-name="T32_28"><text:s/></text:span><text:span text:style-name="T32_29">to</text:span><text:span text:style-name="T32_30"><text:s/></text:span><text:span text:style-name="T32_31">be</text:span><text:span text:style-name="T32_32"><text:s/></text:span><text:span text:style-name="T32_33">specific</text:span><text:span text:style-name="T32_34"><text:s/></text:span><text:span text:style-name="T32_35">actions</text:span><text:span text:style-name="T32_36"><text:s/>-<text:s/></text:span><text:span text:style-name="T32_37">usually</text:span><text:span text:style-name="T32_38"><text:s/></text:span><text:span text:style-name="T32_39">something</text:span><text:span text:style-name="T32_40"><text:s/></text:span><text:span text:style-name="T32_41">along</text:span><text:span text:style-name="T32_42"><text:s/></text:span><text:span text:style-name="T32_43">the</text:span><text:span text:style-name="T32_44"><text:s/></text:span><text:span text:style-name="T32_45">lines</text:span><text:span text:style-name="T32_46"><text:s/></text:span><text:span text:style-name="T32_47">of</text:span><text:span text:style-name="T32_48"><text:s/>"</text:span><text:span text:style-name="T32_49">Go</text:span><text:span text:style-name="T32_50"><text:s/></text:span><text:span text:style-name="T32_51">and</text:span><text:span text:style-name="T32_52"><text:s/></text:span><text:span text:style-name="T32_53">talk</text:span><text:span text:style-name="T32_54"><text:s/></text:span><text:span text:style-name="T32_55">to</text:span><text:span text:style-name="T32_56"><text:s/></text:span><text:span text:style-name="T32_57">so</text:span><text:span text:style-name="T32_58">-</text:span><text:span text:style-name="T32_59">and</text:span><text:span text:style-name="T32_60">-</text:span><text:span text:style-name="T32_61">so</text:span><text:span text:style-name="T32_62"><text:s/></text:span><text:span text:style-name="T32_63">about</text:span><text:span text:style-name="T32_64">...".<text:s/></text:span><text:span text:style-name="T32_65">Tips</text:span><text:span text:style-name="T32_66"><text:s/></text:span><text:span text:style-name="T32_67">for</text:span><text:span text:style-name="T32_68"><text:s/></text:span><text:span text:style-name="T32_69">beginners</text:span><text:span text:style-name="T32_70"><text:s/></text:span><text:span text:style-name="T32_71">should</text:span><text:span text:style-name="T32_72"><text:s/></text:span><text:span text:style-name="T32_73">not</text:span><text:span text:style-name="T32_74"><text:s/></text:span><text:span text:style-name="T32_75">have</text:span><text:span text:style-name="T32_76"><text:s/></text:span><text:span text:style-name="T32_77">new</text:span><text:span text:style-name="T32_78"><text:s/></text:span><text:span text:style-name="T32_79">information</text:span><text:span text:style-name="T32_80"><text:s/></text:span><text:span text:style-name="T32_81">in</text:span><text:span text:style-name="T32_82"><text:s/></text:span><text:span text:style-name="T32_83">them</text:span><text:span text:style-name="T32_8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